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6.825in" fo:margin-left="-0.075in" fo:margin-top="0in" fo:margin-bottom="0in" table:align="left" style:writing-mode="lr-tb"/>
    </style:style>
    <style:style style:name="Table1.A" style:family="table-column">
      <style:table-column-properties style:column-width="0.5438in"/>
    </style:style>
    <style:style style:name="Table1.B" style:family="table-column">
      <style:table-column-properties style:column-width="0.8646in"/>
    </style:style>
    <style:style style:name="Table1.C" style:family="table-column">
      <style:table-column-properties style:column-width="0.5in"/>
    </style:style>
    <style:style style:name="Table1.D" style:family="table-column">
      <style:table-column-properties style:column-width="0.5007in"/>
    </style:style>
    <style:style style:name="Table1.F" style:family="table-column">
      <style:table-column-properties style:column-width="2.3722in"/>
    </style:style>
    <style:style style:name="Table1.G" style:family="table-column">
      <style:table-column-properties style:column-width="0.7111in"/>
    </style:style>
    <style:style style:name="Table1.H" style:family="table-column">
      <style:table-column-properties style:column-width="0.8313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3" style:family="table-cell">
      <style:table-cell-properties style:vertical-align="" fo:padding-left="0.075in" fo:padding-right="0.075in" fo:padding-top="0in" fo:padding-bottom="0in" fo:border-left="none" fo:border-right="none" fo:border-top="0.5pt solid #000001" fo:border-bottom="0.5pt solid #000001"/>
    </style:style>
    <style:style style:name="Table1.A12" style:family="table-cell">
      <style:table-cell-properties style:vertical-align="" fo:padding-left="0.075in" fo:padding-right="0.075in" fo:padding-top="0in" fo:padding-bottom="0in" fo:border-left="none" fo:border-right="none" fo:border-top="0.5pt solid #000001" fo:border-bottom="none"/>
    </style:style>
    <style:style style:name="Table1.B12" style:family="table-cell">
      <style:table-cell-properties style:vertical-align="bottom" fo:padding-left="0.075in" fo:padding-right="0.075in" fo:padding-top="0in" fo:padding-bottom="0in" fo:border-left="none" fo:border-right="none" fo:border-top="0.5pt solid #000001" fo:border-bottom="none"/>
    </style:style>
    <style:style style:name="Table2" style:family="table">
      <style:table-properties style:width="3.1542in" fo:margin-left="-0.075in" fo:margin-top="0in" fo:margin-bottom="0in" table:align="left" style:writing-mode="lr-tb"/>
    </style:style>
    <style:style style:name="Table2.A" style:family="table-column">
      <style:table-column-properties style:column-width="0.6576in"/>
    </style:style>
    <style:style style:name="Table2.B" style:family="table-column">
      <style:table-column-properties style:column-width="0.6833in"/>
    </style:style>
    <style:style style:name="Table2.C" style:family="table-column">
      <style:table-column-properties style:column-width="0.2896in"/>
    </style:style>
    <style:style style:name="Table2.D" style:family="table-column">
      <style:table-column-properties style:column-width="0.3806in"/>
    </style:style>
    <style:style style:name="Table2.E" style:family="table-column">
      <style:table-column-properties style:column-width="0.3813in"/>
    </style:style>
    <style:style style:name="Table2.1" style:family="table-row">
      <style:table-row-properties style:row-height="0.3in" fo:keep-together="always"/>
    </style:style>
    <style:style style:name="Table2.A1" style:family="table-cell">
      <style:table-cell-properties style:vertical-align="bottom" fo:padding-left="0.075in" fo:padding-right="0.075in" fo:padding-top="0in" fo:padding-bottom="0in" fo:border-left="none" fo:border-right="none" fo:border-top="none" fo:border-bottom="0.5pt solid #000001"/>
    </style:style>
    <style:style style:name="Table2.2" style:family="table-row">
      <style:table-row-properties style:min-row-height="0.0486in" fo:keep-together="always"/>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A12" style:family="table-cell">
      <style:table-cell-properties style:vertical-align="" fo:padding-left="0.075in" fo:padding-right="0.075in" fo:padding-top="0in" fo:padding-bottom="0in" fo:border-left="none" fo:border-right="none" fo:border-top="0.5pt solid #000001" fo:border-bottom="none"/>
    </style:style>
    <style:style style:name="Table2.C12" style:family="table-cell">
      <style:table-cell-properties style:vertical-align="bottom" fo:padding-left="0.075in" fo:padding-right="0.075in" fo:padding-top="0in" fo:padding-bottom="0in" fo:border-left="none" fo:border-right="none" fo:border-top="0.5pt solid #000001" fo:border-bottom="none"/>
    </style:style>
    <style:style style:name="Table3" style:family="table">
      <style:table-properties style:width="3.8688in" fo:margin-left="-0.075in" fo:margin-top="0in" fo:margin-bottom="0in" table:align="left" style:writing-mode="lr-tb"/>
    </style:style>
    <style:style style:name="Table3.A" style:family="table-column">
      <style:table-column-properties style:column-width="0.4743in"/>
    </style:style>
    <style:style style:name="Table3.B" style:family="table-column">
      <style:table-column-properties style:column-width="1.5042in"/>
    </style:style>
    <style:style style:name="Table3.C" style:family="table-column">
      <style:table-column-properties style:column-width="0.9563in"/>
    </style:style>
    <style:style style:name="Table3.D" style:family="table-column">
      <style:table-column-properties style:column-width="0.9333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5"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ab-stops/>
      </style:paragraph-properties>
    </style:style>
    <style:style style:name="P3"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4" style:family="paragraph" style:parent-style-name="Standard">
      <style:paragraph-properties fo:margin-left="0in" fo:margin-right="0in" fo:orphans="2" fo:widows="2" fo:text-indent="0in" style:auto-text-indent="false"/>
      <style:text-properties fo:color="#000000" style:font-name="Times New Roman" fo:font-size="14pt" fo:language="en" fo:country="US" fo:font-weight="bold" style:font-size-asian="14pt" style:language-asian="en" style:country-asian="US" style:font-weight-asian="bold"/>
    </style:style>
    <style:style style:name="P5"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6"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7" style:family="paragraph" style:parent-style-name="Standard">
      <style:paragraph-properties fo:margin-left="0in" fo:margin-right="0in" fo:text-align="start" style:justify-single-word="false" fo:orphans="0" fo:widows="0" fo:text-indent="0in" style:auto-text-indent="false">
        <style:tab-stops/>
      </style:paragraph-properties>
    </style:style>
    <style:style style:name="P8" style:family="paragraph" style:parent-style-name="Standard">
      <style:paragraph-properties fo:margin-left="0in" fo:margin-right="0in" fo:text-align="center" style:justify-single-word="false" fo:orphans="2" fo:widows="2" fo:text-indent="0in" style:auto-text-indent="false"/>
    </style:style>
    <style:style style:name="P9"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0" style:family="paragraph" style:parent-style-name="Standard">
      <style:paragraph-properties fo:margin-left="0in" fo:margin-right="0in" fo:orphans="2" fo:widows="2" fo:text-indent="0in" style:auto-text-indent="false">
        <style:tab-stops/>
      </style:paragraph-properties>
      <style:text-properties style:font-name="Times New Roman" fo:font-size="10pt" fo:font-weight="bold" style:font-size-asian="10pt" style:font-weight-asian="bold"/>
    </style:style>
    <style:style style:name="P11" style:family="paragraph" style:parent-style-name="Heading_20_4">
      <style:paragraph-properties fo:margin-left="0in" fo:margin-right="0in" fo:text-align="start" style:justify-single-word="false" fo:text-indent="0in" style:auto-text-indent="false">
        <style:tab-stops/>
      </style:paragraph-properties>
    </style:style>
    <style:style style:name="P12" style:family="paragraph" style:parent-style-name="Heading_20_3">
      <style:paragraph-properties fo:margin-left="0in" fo:margin-right="0in" fo:text-indent="0in" style:auto-text-indent="false"/>
    </style:style>
    <style:style style:name="P13" style:family="paragraph" style:parent-style-name="Heading_20_2">
      <style:paragraph-properties fo:margin-left="0in" fo:margin-right="0in" fo:text-indent="0in" style:auto-text-indent="false">
        <style:tab-stops/>
      </style:paragraph-properties>
    </style:style>
    <style:style style:name="P14" style:family="paragraph" style:parent-style-name="Heading_20_2">
      <style:paragraph-properties fo:margin-left="0in" fo:margin-right="0in" fo:text-align="center" style:justify-single-word="false" fo:text-indent="0in" style:auto-text-indent="false">
        <style:tab-stops/>
      </style:paragraph-properties>
    </style:style>
    <style:style style:name="P15"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8pt" fo:language="en" fo:country="US" style:font-size-asian="18pt" style:language-asian="en" style:country-asian="US"/>
    </style:style>
    <style:style style:name="T6" style:family="text">
      <style:text-properties fo:color="#000000" style:font-name="Times New Roman" fo:font-size="10pt" fo:language="en" fo:country="US" style:font-size-asian="10pt" style:language-asian="en" style:country-asian="US"/>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fo:font-style="italic" style:font-size-asian="10pt" style:language-asian="en" style:country-asian="US" style:font-style-asian="italic"/>
    </style:style>
    <style:style style:name="T9" style:family="text">
      <style:text-properties fo:color="#000000" style:font-name="Times New Roman" fo:font-size="12pt" fo:language="en" fo:country="US" style:font-size-asian="12pt" style:language-asian="en" style:country-asian="US"/>
    </style:style>
    <style:style style:name="T10" style:family="text">
      <style:text-properties fo:color="#000000" style:font-name="Times New Roman"/>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This material is Open Game Content, and is licensed for public use under the terms of the Open Game License v1.0a.</text:span></text:p>
      <text:h text:style-name="P12" text:outline-level="3"><text:span text:style-name="T5">PSIONICS</text:span></text:h>
      <text:p text:style-name="P1"><text:span text:style-name="T6">The listings for the Telepath and Battle Mind are expanded to include the list presented here. Individuals who qualify may take the Artificer prestige class. However, they may only make psionic items and/or items with psionic powers stored within them.</text:span></text:p>
      <text:p text:style-name="P4"/>
      <text:h text:style-name="P12" text:outline-level="3"><text:span text:style-name="T5">PSIONIC AGENT</text:span></text:h>
      <text:p text:style-name="P1"><text:span text:style-name="T6">The fastest path into this advanced class is from the Fast hero basic class, though other paths are possible. A good Wisdom is recommended to allow access to higher level powers.</text:span></text:p>
      <text:p text:style-name="P1"><text:span text:style-name="T9">Requirements</text:span></text:p>
      <text:p text:style-name="P1"><text:span text:style-name="T6">To qualify to become a Psionic Agent, a character must fulfill the following criteria.</text:span></text:p>
      <text:p text:style-name="P1"><text:span text:style-name="T7">Base Attack Bonus</text:span><text:span text:style-name="T6">: +2.</text:span></text:p>
      <text:p text:style-name="P1"><text:span text:style-name="T7">Skill: </text:span><text:span text:style-name="T6">Hide 6 ranks, Move Silently 6 ranks.</text:span></text:p>
      <text:p text:style-name="P1"><text:span text:style-name="T7">Feat: </text:span><text:span text:style-name="T6">Wild Talent.</text:span></text:p>
      <text:p text:style-name="P1"><text:span text:style-name="T9">Class Information</text:span></text:p>
      <text:p text:style-name="P1"><text:span text:style-name="T6">The following information pertains to the Psionic Agent advanced class.</text:span></text:p>
      <text:p text:style-name="P1"><text:span text:style-name="T7">Hit Die</text:span></text:p>
      <text:p text:style-name="P1"><text:span text:style-name="T6">The Psionic Agent gains 1d8 hit points per level. The character’s Constitution modifier applies.</text:span></text:p>
      <text:p text:style-name="P1"><text:span text:style-name="T7">Action Points</text:span></text:p>
      <text:p text:style-name="P1"><text:span text:style-name="T6">The Psionic Agent gains a number of action points equal to 6 plus one-half her character level, rounded down, every time she advances a level in this class.</text:span></text:p>
      <text:p text:style-name="P1"><text:span text:style-name="T7">Class Skills</text:span></text:p>
      <text:p text:style-name="P1"><text:span text:style-name="T6">The Psionic Agent’s class skills are as follows: Autohypnosis (Wis), Balance (Dex), Climb (Str), Concentration (Con), Drive (Dex), Escape Artist (Dex), Hide (Dex), Knowledge (current events, streetwise) (Int), Listen (Wis), Move Silently (Dex), Profession (Wis), Read/Write Language (none), Search (Int), Sleight of Hand (Dex), Speak Language (none), Spot (Wis), Tumble (Dex).</text:span></text:p>
      <text:p text:style-name="P1"><text:span text:style-name="T7">Skill Points at Each Level: </text:span><text:span text:style-name="T6">3 + Intelligence modifier.</text:span></text:p>
      <text:p text:style-name="P3"><text:soft-page-break/></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row table:style-name="Table1.1">
          <table:table-cell table:style-name="Table1.A1" table:number-columns-spanned="8" office:value-type="string">
            <text:h text:style-name="P13" text:outline-level="2"><text:span text:style-name="T1">Table:The Psionic Agent</text:span></text:h>
          </table: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2"><text:span text:style-name="T3">Level</text:span></text:p>
          </table:table-cell>
          <table:table-cell table:style-name="Table1.A2" office:value-type="string">
            <text:p text:style-name="P9"><text:span text:style-name="T3">Base Attack Bonus</text:span></text:p>
          </table:table-cell>
          <table:table-cell table:style-name="Table1.A2" office:value-type="string">
            <text:p text:style-name="P9"><text:span text:style-name="T3">Fort Save</text:span></text:p>
          </table:table-cell>
          <table:table-cell table:style-name="Table1.A2" office:value-type="string">
            <text:p text:style-name="P9"><text:span text:style-name="T3">Ref Save</text:span></text:p>
          </table:table-cell>
          <table:table-cell table:style-name="Table1.A2" office:value-type="string">
            <text:p text:style-name="P9"><text:span text:style-name="T3">Will Save</text:span></text:p>
          </table:table-cell>
          <table:table-cell table:style-name="Table1.A2" office:value-type="string">
            <text:p text:style-name="P2"><text:span text:style-name="T3">Special</text:span></text:p>
          </table:table-cell>
          <table:table-cell table:style-name="Table1.A2" office:value-type="string">
            <text:p text:style-name="P9"><text:span text:style-name="T3">Defense Bonus</text:span></text:p>
          </table:table-cell>
          <table:table-cell table:style-name="Table1.A2" office:value-type="string">
            <text:p text:style-name="P9"><text:span text:style-name="T3">Reputation Bonus</text:span></text:p>
          </table:table-cell>
        </table:table-row>
        <table:table-row table:style-name="Table1.2">
          <table:table-cell table:style-name="Table1.A3" office:value-type="string">
            <text:p text:style-name="P2"><text:span text:style-name="T4">1st</text:span></text:p>
          </table:table-cell>
          <table:table-cell table:style-name="Table1.A2" office:value-type="string">
            <text:p text:style-name="P9"><text:span text:style-name="T4">+0</text:span></text:p>
          </table:table-cell>
          <table:table-cell table:style-name="Table1.A2" office:value-type="string">
            <text:p text:style-name="P9"><text:span text:style-name="T4">+0</text:span></text:p>
          </table:table-cell>
          <table:table-cell table:style-name="Table1.A2" office:value-type="string">
            <text:p text:style-name="P9"><text:span text:style-name="T4">+2</text:span></text:p>
          </table:table-cell>
          <table:table-cell table:style-name="Table1.A2" office:value-type="string">
            <text:p text:style-name="P9"><text:span text:style-name="T4">+0</text:span></text:p>
          </table:table-cell>
          <table:table-cell table:style-name="Table1.A3" office:value-type="string">
            <text:p text:style-name="P2"><text:span text:style-name="T4">Psionic skills, psionic powers</text:span></text:p>
          </table:table-cell>
          <table:table-cell table:style-name="Table1.A2" office:value-type="string">
            <text:p text:style-name="P9"><text:span text:style-name="T4">+1</text:span></text:p>
          </table:table-cell>
          <table:table-cell table:style-name="Table1.A2" office:value-type="string">
            <text:p text:style-name="P9"><text:span text:style-name="T4">+0</text:span></text:p>
          </table:table-cell>
        </table:table-row>
        <table:table-row table:style-name="Table1.2">
          <table:table-cell table:style-name="Table1.A3" office:value-type="string">
            <text:p text:style-name="P1"><text:span text:style-name="T4">2nd</text:span></text:p>
          </table:table-cell>
          <table:table-cell table:style-name="Table1.A2" office:value-type="string">
            <text:p text:style-name="P8"><text:span text:style-name="T4">+1</text:span></text:p>
          </table:table-cell>
          <table:table-cell table:style-name="Table1.A2" office:value-type="string">
            <text:p text:style-name="P8"><text:span text:style-name="T4">+0</text:span></text:p>
          </table:table-cell>
          <table:table-cell table:style-name="Table1.A2" office:value-type="string">
            <text:p text:style-name="P8"><text:span text:style-name="T4">+3</text:span></text:p>
          </table:table-cell>
          <table:table-cell table:style-name="Table1.A2" office:value-type="string">
            <text:p text:style-name="P8"><text:span text:style-name="T4">+0</text:span></text:p>
          </table:table-cell>
          <table:table-cell table:style-name="Table1.A3" office:value-type="string">
            <text:p text:style-name="P1"><text:span text:style-name="T4">Psionic Focus, psionic powers</text:span></text:p>
          </table:table-cell>
          <table:table-cell table:style-name="Table1.A2" office:value-type="string">
            <text:p text:style-name="P8"><text:span text:style-name="T4">+2</text:span></text:p>
          </table:table-cell>
          <table:table-cell table:style-name="Table1.A2" office:value-type="string">
            <text:p text:style-name="P8"><text:span text:style-name="T4">+0</text:span></text:p>
          </table:table-cell>
        </table:table-row>
        <table:table-row table:style-name="Table1.2">
          <table:table-cell table:style-name="Table1.A3" office:value-type="string">
            <text:p text:style-name="P1"><text:span text:style-name="T4">3rd</text:span></text:p>
          </table:table-cell>
          <table:table-cell table:style-name="Table1.A2" office:value-type="string">
            <text:p text:style-name="P8"><text:span text:style-name="T4">+2</text:span></text:p>
          </table:table-cell>
          <table:table-cell table:style-name="Table1.A2" office:value-type="string">
            <text:p text:style-name="P8"><text:span text:style-name="T4">+1</text:span></text:p>
          </table:table-cell>
          <table:table-cell table:style-name="Table1.A2" office:value-type="string">
            <text:p text:style-name="P8"><text:span text:style-name="T4">+3</text:span></text:p>
          </table:table-cell>
          <table:table-cell table:style-name="Table1.A2" office:value-type="string">
            <text:p text:style-name="P8"><text:span text:style-name="T4">+1</text:span></text:p>
          </table:table-cell>
          <table:table-cell table:style-name="Table1.A3" office:value-type="string">
            <text:p text:style-name="P1"><text:span text:style-name="T4">Bonus feat, psionic powers</text:span></text:p>
          </table:table-cell>
          <table:table-cell table:style-name="Table1.A2" office:value-type="string">
            <text:p text:style-name="P8"><text:span text:style-name="T4">+2</text:span></text:p>
          </table:table-cell>
          <table:table-cell table:style-name="Table1.A2" office:value-type="string">
            <text:p text:style-name="P8"><text:span text:style-name="T4">+0</text:span></text:p>
          </table:table-cell>
        </table:table-row>
        <table:table-row table:style-name="Table1.2">
          <table:table-cell table:style-name="Table1.A3" office:value-type="string">
            <text:p text:style-name="P1"><text:span text:style-name="T4">4th</text:span></text:p>
          </table:table-cell>
          <table:table-cell table:style-name="Table1.A2" office:value-type="string">
            <text:p text:style-name="P8"><text:span text:style-name="T4">+3</text:span></text:p>
          </table:table-cell>
          <table:table-cell table:style-name="Table1.A2" office:value-type="string">
            <text:p text:style-name="P8"><text:span text:style-name="T4">+1</text:span></text:p>
          </table:table-cell>
          <table:table-cell table:style-name="Table1.A2" office:value-type="string">
            <text:p text:style-name="P8"><text:span text:style-name="T4">+4</text:span></text:p>
          </table:table-cell>
          <table:table-cell table:style-name="Table1.A2" office:value-type="string">
            <text:p text:style-name="P8"><text:span text:style-name="T4">+1</text:span></text:p>
          </table:table-cell>
          <table:table-cell table:style-name="Table1.A3" office:value-type="string">
            <text:p text:style-name="P1"><text:span text:style-name="T4">Draw power, psionic powers</text:span></text:p>
          </table:table-cell>
          <table:table-cell table:style-name="Table1.A2" office:value-type="string">
            <text:p text:style-name="P8"><text:span text:style-name="T4">+3</text:span></text:p>
          </table:table-cell>
          <table:table-cell table:style-name="Table1.A2" office:value-type="string">
            <text:p text:style-name="P8"><text:span text:style-name="T4">+0</text:span></text:p>
          </table:table-cell>
        </table:table-row>
        <table:table-row table:style-name="Table1.2">
          <table:table-cell table:style-name="Table1.A3" office:value-type="string">
            <text:p text:style-name="P1"><text:span text:style-name="T4">5th</text:span></text:p>
          </table:table-cell>
          <table:table-cell table:style-name="Table1.A2" office:value-type="string">
            <text:p text:style-name="P8"><text:span text:style-name="T4">+3</text:span></text:p>
          </table:table-cell>
          <table:table-cell table:style-name="Table1.A2" office:value-type="string">
            <text:p text:style-name="P8"><text:span text:style-name="T4">+1</text:span></text:p>
          </table:table-cell>
          <table:table-cell table:style-name="Table1.A2" office:value-type="string">
            <text:p text:style-name="P8"><text:span text:style-name="T4">+4</text:span></text:p>
          </table:table-cell>
          <table:table-cell table:style-name="Table1.A2" office:value-type="string">
            <text:p text:style-name="P8"><text:span text:style-name="T4">+1</text:span></text:p>
          </table:table-cell>
          <table:table-cell table:style-name="Table1.A3" office:value-type="string">
            <text:p text:style-name="P1"><text:span text:style-name="T4">Charged shot, psionic powers</text:span></text:p>
          </table:table-cell>
          <table:table-cell table:style-name="Table1.A2" office:value-type="string">
            <text:p text:style-name="P8"><text:span text:style-name="T4">+4</text:span></text:p>
          </table:table-cell>
          <table:table-cell table:style-name="Table1.A2" office:value-type="string">
            <text:p text:style-name="P8"><text:span text:style-name="T4">+1</text:span></text:p>
          </table:table-cell>
        </table:table-row>
        <table:table-row table:style-name="Table1.2">
          <table:table-cell table:style-name="Table1.A3" office:value-type="string">
            <text:p text:style-name="P1"><text:span text:style-name="T4">6th</text:span></text:p>
          </table:table-cell>
          <table:table-cell table:style-name="Table1.A2" office:value-type="string">
            <text:p text:style-name="P8"><text:span text:style-name="T4">+4</text:span></text:p>
          </table:table-cell>
          <table:table-cell table:style-name="Table1.A2" office:value-type="string">
            <text:p text:style-name="P8"><text:span text:style-name="T4">+2</text:span></text:p>
          </table:table-cell>
          <table:table-cell table:style-name="Table1.A2" office:value-type="string">
            <text:p text:style-name="P8"><text:span text:style-name="T4">+5</text:span></text:p>
          </table:table-cell>
          <table:table-cell table:style-name="Table1.A2" office:value-type="string">
            <text:p text:style-name="P8"><text:span text:style-name="T4">+2</text:span></text:p>
          </table:table-cell>
          <table:table-cell table:style-name="Table1.A3" office:value-type="string">
            <text:p text:style-name="P1"><text:span text:style-name="T4">Bonus feat, psionic powers</text:span></text:p>
          </table:table-cell>
          <table:table-cell table:style-name="Table1.A2" office:value-type="string">
            <text:p text:style-name="P8"><text:span text:style-name="T4">+4</text:span></text:p>
          </table:table-cell>
          <table:table-cell table:style-name="Table1.A2" office:value-type="string">
            <text:p text:style-name="P8"><text:span text:style-name="T4">+1</text:span></text:p>
          </table:table-cell>
        </table:table-row>
        <table:table-row table:style-name="Table1.2">
          <table:table-cell table:style-name="Table1.A3" office:value-type="string">
            <text:p text:style-name="P1"><text:span text:style-name="T4">7th</text:span></text:p>
          </table:table-cell>
          <table:table-cell table:style-name="Table1.A2" office:value-type="string">
            <text:p text:style-name="P8"><text:span text:style-name="T4">+5</text:span></text:p>
          </table:table-cell>
          <table:table-cell table:style-name="Table1.A2" office:value-type="string">
            <text:p text:style-name="P8"><text:span text:style-name="T4">+2</text:span></text:p>
          </table:table-cell>
          <table:table-cell table:style-name="Table1.A2" office:value-type="string">
            <text:p text:style-name="P8"><text:span text:style-name="T4">+5</text:span></text:p>
          </table:table-cell>
          <table:table-cell table:style-name="Table1.A2" office:value-type="string">
            <text:p text:style-name="P8"><text:span text:style-name="T4">+2</text:span></text:p>
          </table:table-cell>
          <table:table-cell table:style-name="Table1.A3" office:value-type="string">
            <text:p text:style-name="P1"><text:span text:style-name="T4">Combat Manifestation, psionic powers</text:span></text:p>
          </table:table-cell>
          <table:table-cell table:style-name="Table1.A2" office:value-type="string">
            <text:p text:style-name="P8"><text:span text:style-name="T4">+5</text:span></text:p>
          </table:table-cell>
          <table:table-cell table:style-name="Table1.A2" office:value-type="string">
            <text:p text:style-name="P8"><text:span text:style-name="T4">+1</text:span></text:p>
          </table:table-cell>
        </table:table-row>
        <table:table-row table:style-name="Table1.2">
          <table:table-cell table:style-name="Table1.A3" office:value-type="string">
            <text:p text:style-name="P1"><text:span text:style-name="T4">8th</text:span></text:p>
          </table:table-cell>
          <table:table-cell table:style-name="Table1.A2" office:value-type="string">
            <text:p text:style-name="P8"><text:span text:style-name="T4">+6</text:span></text:p>
          </table:table-cell>
          <table:table-cell table:style-name="Table1.A2" office:value-type="string">
            <text:p text:style-name="P8"><text:span text:style-name="T4">+2</text:span></text:p>
          </table:table-cell>
          <table:table-cell table:style-name="Table1.A2" office:value-type="string">
            <text:p text:style-name="P8"><text:span text:style-name="T4">+6</text:span></text:p>
          </table:table-cell>
          <table:table-cell table:style-name="Table1.A2" office:value-type="string">
            <text:p text:style-name="P8"><text:span text:style-name="T4">+2</text:span></text:p>
          </table:table-cell>
          <table:table-cell table:style-name="Table1.A3" office:value-type="string">
            <text:p text:style-name="P1"><text:span text:style-name="T4">Power penetration, psionic powers</text:span></text:p>
          </table:table-cell>
          <table:table-cell table:style-name="Table1.A2" office:value-type="string">
            <text:p text:style-name="P8"><text:span text:style-name="T4">+6</text:span></text:p>
          </table:table-cell>
          <table:table-cell table:style-name="Table1.A2" office:value-type="string">
            <text:p text:style-name="P8"><text:span text:style-name="T4">+1</text:span></text:p>
          </table:table-cell>
        </table:table-row>
        <table:table-row table:style-name="Table1.2">
          <table:table-cell table:style-name="Table1.A3" office:value-type="string">
            <text:p text:style-name="P1"><text:span text:style-name="T4">9th</text:span></text:p>
          </table:table-cell>
          <table:table-cell table:style-name="Table1.A2" office:value-type="string">
            <text:p text:style-name="P8"><text:span text:style-name="T4">+6</text:span></text:p>
          </table:table-cell>
          <table:table-cell table:style-name="Table1.A2" office:value-type="string">
            <text:p text:style-name="P8"><text:span text:style-name="T4">+3</text:span></text:p>
          </table:table-cell>
          <table:table-cell table:style-name="Table1.A2" office:value-type="string">
            <text:p text:style-name="P8"><text:span text:style-name="T4">+6</text:span></text:p>
          </table:table-cell>
          <table:table-cell table:style-name="Table1.A2" office:value-type="string">
            <text:p text:style-name="P8"><text:span text:style-name="T4">+3</text:span></text:p>
          </table:table-cell>
          <table:table-cell table:style-name="Table1.A3" office:value-type="string">
            <text:p text:style-name="P1"><text:span text:style-name="T4">Bonus feat, psionic powers</text:span></text:p>
          </table:table-cell>
          <table:table-cell table:style-name="Table1.A2" office:value-type="string">
            <text:p text:style-name="P8"><text:span text:style-name="T4">+7</text:span></text:p>
          </table:table-cell>
          <table:table-cell table:style-name="Table1.A2" office:value-type="string">
            <text:p text:style-name="P8"><text:span text:style-name="T4">+2</text:span></text:p>
          </table:table-cell>
        </table:table-row>
        <table:table-row table:style-name="Table1.2">
          <table:table-cell table:style-name="Table1.A12" office:value-type="string">
            <text:p text:style-name="P2"><text:span text:style-name="T4">10th</text:span></text:p>
          </table:table-cell>
          <table:table-cell table:style-name="Table1.B12" office:value-type="string">
            <text:p text:style-name="P9"><text:span text:style-name="T4">+7</text:span></text:p>
          </table:table-cell>
          <table:table-cell table:style-name="Table1.B12" office:value-type="string">
            <text:p text:style-name="P9"><text:span text:style-name="T4">+3</text:span></text:p>
          </table:table-cell>
          <table:table-cell table:style-name="Table1.B12" office:value-type="string">
            <text:p text:style-name="P9"><text:span text:style-name="T4">+7</text:span></text:p>
          </table:table-cell>
          <table:table-cell table:style-name="Table1.B12" office:value-type="string">
            <text:p text:style-name="P9"><text:span text:style-name="T4">+3</text:span></text:p>
          </table:table-cell>
          <table:table-cell table:style-name="Table1.A12" office:value-type="string">
            <text:p text:style-name="P2"><text:span text:style-name="T4">Deadly Aim, psionic powers</text:span></text:p>
          </table:table-cell>
          <table:table-cell table:style-name="Table1.B12" office:value-type="string">
            <text:p text:style-name="P9"><text:span text:style-name="T4">+7</text:span></text:p>
          </table:table-cell>
          <table:table-cell table:style-name="Table1.B12" office:value-type="string">
            <text:p text:style-name="P9"><text:span text:style-name="T4">+2</text:span></text:p>
          </table:table-cell>
        </table:table-row>
      </table:table>
      <text:p text:style-name="P3"/>
      <text:p text:style-name="P1"><text:span text:style-name="T9">Class Features</text:span></text:p>
      <text:p text:style-name="P1"><text:span text:style-name="T6">The following features pertain to the Psionic Agent advanced class.</text:span></text:p>
      <text:p text:style-name="P1"><text:span text:style-name="T7">Psionic Skills</text:span></text:p>
      <text:p text:style-name="P1"><text:span text:style-name="T6">At 1st level, the Psionic Agent gains access to the Autohypnosis and Concentration skills, as described for the Battle Mind.</text:span></text:p>
      <text:p text:style-name="P1"><text:span text:style-name="T7">Psionic Powers</text:span></text:p>
      <text:p text:style-name="P1"><text:span text:style-name="T6">The Psionic Agent’s key talent is the ability to manifest psionics powers related to movement and detection.</text:span></text:p>
      <text:p text:style-name="P1"><text:span text:style-name="T6">A psionic power is a one-time psionic effect. Psionic powers require power points to use. Unlike arcane spellcasters, psionicists don’t have spellbooks and they don’t prepare powers ahead of time. A psionicist’s level limits the number of power points available for manifesting powers. In addition, a psionicist must have a key ability score equal to at least 10 + the power’s level to manifest a particular power. <text:s/>The Psionic Agent’s selection of psionic powers is extremely limited and tied both to detection and avoiding being detected. The Psionic Agent knows two 0-level powers (called talents) of your choice. At each level, the Psionic Agent discovers one or more previously latent powers, as indicated on the table below.</text:span></text:p>
      <text:p text:style-name="P1"><text:soft-page-break/><text:span text:style-name="T6">The DC for saving throws to resist a psionic power is 10 + the power’s level + the Psionic Agent’s key ability modifier.</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number-columns-repeated="2"/>
        <table:table-row table:style-name="Table2.1">
          <table:table-cell table:style-name="Table2.A1" table:number-rows-spanned="2" office:value-type="string">
            <text:p text:style-name="P7"><text:span text:style-name="T10">Psionic Agent Level</text:span></text:p>
          </table:table-cell>
          <table:table-cell table:style-name="Table2.A1" table:number-rows-spanned="2" office:value-type="string">
            <text:p text:style-name="P7"><text:span text:style-name="T10">Pts/Day</text:span></text:p>
          </table:table-cell>
          <table:table-cell table:style-name="Table2.A1" table:number-columns-spanned="5" office:value-type="string">
            <text:h text:style-name="P11" text:outline-level="4"><text:span text:style-name="T1">Powers Discovered by Level</text:span></text:h>
          </table:table-cell>
          <table:covered-table-cell/>
          <table:covered-table-cell/>
          <table:covered-table-cell/>
          <table:covered-table-cell/>
        </table:table-row>
        <table:table-row table:style-name="Table2.2">
          <table:covered-table-cell/>
          <table:covered-table-cell/>
          <table:table-cell table:style-name="Table2.B2" office:value-type="string">
            <text:p text:style-name="P2"><text:span text:style-name="T3">0</text:span></text:p>
          </table:table-cell>
          <table:table-cell table:style-name="Table2.B2" office:value-type="string">
            <text:p text:style-name="P2"><text:span text:style-name="T3">1</text:span></text:p>
          </table:table-cell>
          <table:table-cell table:style-name="Table2.B2" office:value-type="string">
            <text:p text:style-name="P2"><text:span text:style-name="T3">2</text:span></text:p>
          </table:table-cell>
          <table:table-cell table:style-name="Table2.B2" office:value-type="string">
            <text:p text:style-name="P2"><text:span text:style-name="T3">3</text:span></text:p>
          </table:table-cell>
          <table:table-cell table:style-name="Table2.B2" office:value-type="string">
            <text:p text:style-name="P2"><text:span text:style-name="T3">4</text:span></text:p>
          </table:table-cell>
        </table:table-row>
        <table:table-row table:style-name="Table2.3">
          <table:table-cell table:style-name="Table2.A2" office:value-type="string">
            <text:p text:style-name="P2"><text:span text:style-name="T4">1</text:span></text:p>
          </table:table-cell>
          <table:table-cell table:style-name="Table2.A2" office:value-type="string">
            <text:p text:style-name="P2"><text:span text:style-name="T4">2</text:span></text:p>
          </table:table-cell>
          <table:table-cell table:style-name="Table2.B2" office:value-type="string">
            <text:p text:style-name="P2"><text:span text:style-name="T4">2</text:span></text:p>
          </table:table-cell>
          <table:table-cell table:style-name="Table2.B2" office:value-type="string">
            <text:p text:style-name="P2"><text:span text:style-name="T4">—</text:span></text:p>
          </table:table-cell>
          <table:table-cell table:style-name="Table2.B2" office:value-type="string">
            <text:p text:style-name="P2"><text:span text:style-name="T4">—</text:span></text:p>
          </table:table-cell>
          <table:table-cell table:style-name="Table2.B2" office:value-type="string">
            <text:p text:style-name="P2"><text:span text:style-name="T4">—</text:span></text:p>
          </table:table-cell>
          <table:table-cell table:style-name="Table2.B2" office:value-type="string">
            <text:p text:style-name="P2"><text:span text:style-name="T4">—</text:span></text:p>
          </table:table-cell>
        </table:table-row>
        <table:table-row table:style-name="Table2.4">
          <table:table-cell table:style-name="Table2.A2" office:value-type="string">
            <text:p text:style-name="P1"><text:span text:style-name="T4">2</text:span></text:p>
          </table:table-cell>
          <table:table-cell table:style-name="Table2.A2" office:value-type="string">
            <text:p text:style-name="P1"><text:span text:style-name="T4">3</text:span></text:p>
          </table:table-cell>
          <table:table-cell table:style-name="Table2.B2" office:value-type="string">
            <text:p text:style-name="P1"><text:span text:style-name="T4">3</text:span></text:p>
          </table:table-cell>
          <table:table-cell table:style-name="Table2.B2" office:value-type="string">
            <text:p text:style-name="P1"><text:span text:style-name="T4">—</text:span></text:p>
          </table:table-cell>
          <table:table-cell table:style-name="Table2.B2" office:value-type="string">
            <text:p text:style-name="P1"><text:span text:style-name="T4">—</text:span></text:p>
          </table:table-cell>
          <table:table-cell table:style-name="Table2.B2" office:value-type="string">
            <text:p text:style-name="P1"><text:span text:style-name="T4">—</text:span></text:p>
          </table:table-cell>
          <table:table-cell table:style-name="Table2.B2" office:value-type="string">
            <text:p text:style-name="P1"><text:span text:style-name="T4">—</text:span></text:p>
          </table:table-cell>
        </table:table-row>
        <table:table-row table:style-name="Table2.5">
          <table:table-cell table:style-name="Table2.A2" office:value-type="string">
            <text:p text:style-name="P1"><text:span text:style-name="T4">3</text:span></text:p>
          </table:table-cell>
          <table:table-cell table:style-name="Table2.A2" office:value-type="string">
            <text:p text:style-name="P1"><text:span text:style-name="T4">4</text:span></text:p>
          </table:table-cell>
          <table:table-cell table:style-name="Table2.B2" office:value-type="string">
            <text:p text:style-name="P1"><text:span text:style-name="T4">3</text:span></text:p>
          </table:table-cell>
          <table:table-cell table:style-name="Table2.B2" office:value-type="string">
            <text:p text:style-name="P1"><text:span text:style-name="T4">1</text:span></text:p>
          </table:table-cell>
          <table:table-cell table:style-name="Table2.B2" office:value-type="string">
            <text:p text:style-name="P1"><text:span text:style-name="T4">—</text:span></text:p>
          </table:table-cell>
          <table:table-cell table:style-name="Table2.B2" office:value-type="string">
            <text:p text:style-name="P1"><text:span text:style-name="T4">—</text:span></text:p>
          </table:table-cell>
          <table:table-cell table:style-name="Table2.B2" office:value-type="string">
            <text:p text:style-name="P1"><text:span text:style-name="T4">—</text:span></text:p>
          </table:table-cell>
        </table:table-row>
        <table:table-row table:style-name="Table2.6">
          <table:table-cell table:style-name="Table2.A2" office:value-type="string">
            <text:p text:style-name="P1"><text:span text:style-name="T4">4</text:span></text:p>
          </table:table-cell>
          <table:table-cell table:style-name="Table2.A2" office:value-type="string">
            <text:p text:style-name="P1"><text:span text:style-name="T4">5</text:span></text:p>
          </table:table-cell>
          <table:table-cell table:style-name="Table2.B2" office:value-type="string">
            <text:p text:style-name="P1"><text:span text:style-name="T4">3</text:span></text:p>
          </table:table-cell>
          <table:table-cell table:style-name="Table2.B2" office:value-type="string">
            <text:p text:style-name="P1"><text:span text:style-name="T4">2</text:span></text:p>
          </table:table-cell>
          <table:table-cell table:style-name="Table2.B2" office:value-type="string">
            <text:p text:style-name="P1"><text:span text:style-name="T4">—</text:span></text:p>
          </table:table-cell>
          <table:table-cell table:style-name="Table2.B2" office:value-type="string">
            <text:p text:style-name="P1"><text:span text:style-name="T4">—</text:span></text:p>
          </table:table-cell>
          <table:table-cell table:style-name="Table2.B2" office:value-type="string">
            <text:p text:style-name="P1"><text:span text:style-name="T4">—</text:span></text:p>
          </table:table-cell>
        </table:table-row>
        <table:table-row table:style-name="Table2.7">
          <table:table-cell table:style-name="Table2.A2" office:value-type="string">
            <text:p text:style-name="P1"><text:span text:style-name="T4">5</text:span></text:p>
          </table:table-cell>
          <table:table-cell table:style-name="Table2.A2" office:value-type="string">
            <text:p text:style-name="P1"><text:span text:style-name="T4">8</text:span></text:p>
          </table:table-cell>
          <table:table-cell table:style-name="Table2.B2" office:value-type="string">
            <text:p text:style-name="P1"><text:span text:style-name="T4">3</text:span></text:p>
          </table:table-cell>
          <table:table-cell table:style-name="Table2.B2" office:value-type="string">
            <text:p text:style-name="P1"><text:span text:style-name="T4">3</text:span></text:p>
          </table:table-cell>
          <table:table-cell table:style-name="Table2.B2" office:value-type="string">
            <text:p text:style-name="P1"><text:span text:style-name="T4">1</text:span></text:p>
          </table:table-cell>
          <table:table-cell table:style-name="Table2.B2" office:value-type="string">
            <text:p text:style-name="P1"><text:span text:style-name="T4">—</text:span></text:p>
          </table:table-cell>
          <table:table-cell table:style-name="Table2.B2" office:value-type="string">
            <text:p text:style-name="P1"><text:span text:style-name="T4">—</text:span></text:p>
          </table:table-cell>
        </table:table-row>
        <table:table-row table:style-name="Table2.8">
          <table:table-cell table:style-name="Table2.A2" office:value-type="string">
            <text:p text:style-name="P1"><text:span text:style-name="T4">6</text:span></text:p>
          </table:table-cell>
          <table:table-cell table:style-name="Table2.A2" office:value-type="string">
            <text:p text:style-name="P1"><text:span text:style-name="T4">11</text:span></text:p>
          </table:table-cell>
          <table:table-cell table:style-name="Table2.B2" office:value-type="string">
            <text:p text:style-name="P1"><text:span text:style-name="T4">3</text:span></text:p>
          </table:table-cell>
          <table:table-cell table:style-name="Table2.B2" office:value-type="string">
            <text:p text:style-name="P1"><text:span text:style-name="T4">3</text:span></text:p>
          </table:table-cell>
          <table:table-cell table:style-name="Table2.B2" office:value-type="string">
            <text:p text:style-name="P1"><text:span text:style-name="T4">2</text:span></text:p>
          </table:table-cell>
          <table:table-cell table:style-name="Table2.B2" office:value-type="string">
            <text:p text:style-name="P1"><text:span text:style-name="T4">—</text:span></text:p>
          </table:table-cell>
          <table:table-cell table:style-name="Table2.B2" office:value-type="string">
            <text:p text:style-name="P1"><text:span text:style-name="T4">—</text:span></text:p>
          </table:table-cell>
        </table:table-row>
        <table:table-row table:style-name="Table2.9">
          <table:table-cell table:style-name="Table2.A2" office:value-type="string">
            <text:p text:style-name="P1"><text:span text:style-name="T4">7</text:span></text:p>
          </table:table-cell>
          <table:table-cell table:style-name="Table2.A2" office:value-type="string">
            <text:p text:style-name="P1"><text:span text:style-name="T4">16</text:span></text:p>
          </table:table-cell>
          <table:table-cell table:style-name="Table2.B2" office:value-type="string">
            <text:p text:style-name="P1"><text:span text:style-name="T4">3</text:span></text:p>
          </table:table-cell>
          <table:table-cell table:style-name="Table2.B2" office:value-type="string">
            <text:p text:style-name="P1"><text:span text:style-name="T4">3</text:span></text:p>
          </table:table-cell>
          <table:table-cell table:style-name="Table2.B2" office:value-type="string">
            <text:p text:style-name="P1"><text:span text:style-name="T4">2</text:span></text:p>
          </table:table-cell>
          <table:table-cell table:style-name="Table2.B2" office:value-type="string">
            <text:p text:style-name="P1"><text:span text:style-name="T4">1</text:span></text:p>
          </table:table-cell>
          <table:table-cell table:style-name="Table2.B2" office:value-type="string">
            <text:p text:style-name="P1"><text:span text:style-name="T4">—</text:span></text:p>
          </table:table-cell>
        </table:table-row>
        <table:table-row table:style-name="Table2.10">
          <table:table-cell table:style-name="Table2.A2" office:value-type="string">
            <text:p text:style-name="P1"><text:span text:style-name="T4">8</text:span></text:p>
          </table:table-cell>
          <table:table-cell table:style-name="Table2.A2" office:value-type="string">
            <text:p text:style-name="P1"><text:span text:style-name="T4">21</text:span></text:p>
          </table:table-cell>
          <table:table-cell table:style-name="Table2.B2" office:value-type="string">
            <text:p text:style-name="P1"><text:span text:style-name="T4">3</text:span></text:p>
          </table:table-cell>
          <table:table-cell table:style-name="Table2.B2" office:value-type="string">
            <text:p text:style-name="P1"><text:span text:style-name="T4">3</text:span></text:p>
          </table:table-cell>
          <table:table-cell table:style-name="Table2.B2" office:value-type="string">
            <text:p text:style-name="P1"><text:span text:style-name="T4">3</text:span></text:p>
          </table:table-cell>
          <table:table-cell table:style-name="Table2.B2" office:value-type="string">
            <text:p text:style-name="P1"><text:span text:style-name="T4">1</text:span></text:p>
          </table:table-cell>
          <table:table-cell table:style-name="Table2.B2" office:value-type="string">
            <text:p text:style-name="P1"><text:span text:style-name="T4">—</text:span></text:p>
          </table:table-cell>
        </table:table-row>
        <table:table-row table:style-name="Table2.11">
          <table:table-cell table:style-name="Table2.A2" office:value-type="string">
            <text:p text:style-name="P1"><text:span text:style-name="T4">9</text:span></text:p>
          </table:table-cell>
          <table:table-cell table:style-name="Table2.A2" office:value-type="string">
            <text:p text:style-name="P1"><text:span text:style-name="T4">26</text:span></text:p>
          </table:table-cell>
          <table:table-cell table:style-name="Table2.B2" office:value-type="string">
            <text:p text:style-name="P1"><text:span text:style-name="T4">3</text:span></text:p>
          </table:table-cell>
          <table:table-cell table:style-name="Table2.B2" office:value-type="string">
            <text:p text:style-name="P1"><text:span text:style-name="T4">3</text:span></text:p>
          </table:table-cell>
          <table:table-cell table:style-name="Table2.B2" office:value-type="string">
            <text:p text:style-name="P1"><text:span text:style-name="T4">3</text:span></text:p>
          </table:table-cell>
          <table:table-cell table:style-name="Table2.B2" office:value-type="string">
            <text:p text:style-name="P1"><text:span text:style-name="T4">2</text:span></text:p>
          </table:table-cell>
          <table:table-cell table:style-name="Table2.B2" office:value-type="string">
            <text:p text:style-name="P1"><text:span text:style-name="T4">—</text:span></text:p>
          </table:table-cell>
        </table:table-row>
        <table:table-row table:style-name="Table2.12">
          <table:table-cell table:style-name="Table2.A12" office:value-type="string">
            <text:p text:style-name="P2"><text:span text:style-name="T4">10</text:span></text:p>
          </table:table-cell>
          <table:table-cell table:style-name="Table2.A12" office:value-type="string">
            <text:p text:style-name="P2"><text:span text:style-name="T4">33</text:span></text:p>
          </table:table-cell>
          <table:table-cell table:style-name="Table2.C12" office:value-type="string">
            <text:p text:style-name="P2"><text:span text:style-name="T4">3</text:span></text:p>
          </table:table-cell>
          <table:table-cell table:style-name="Table2.C12" office:value-type="string">
            <text:p text:style-name="P2"><text:span text:style-name="T4">3</text:span></text:p>
          </table:table-cell>
          <table:table-cell table:style-name="Table2.C12" office:value-type="string">
            <text:p text:style-name="P2"><text:span text:style-name="T4">3</text:span></text:p>
          </table:table-cell>
          <table:table-cell table:style-name="Table2.C12" office:value-type="string">
            <text:p text:style-name="P2"><text:span text:style-name="T4">2</text:span></text:p>
          </table:table-cell>
          <table:table-cell table:style-name="Table2.C12" office:value-type="string">
            <text:p text:style-name="P2"><text:span text:style-name="T4">1</text:span></text:p>
          </table:table-cell>
        </table:table-row>
      </table:table>
      <text:p text:style-name="P5"/>
      <text:p text:style-name="P1"><text:span text:style-name="T6">A Psionic Agent can manifest a certain number of powers per day based on her available power points. (0-level powers have a special cost.) She just pays the power point cost of a power to manifest it, no preparation necessary. The base number of power points available per day is shown above.</text:span></text:p>
      <text:p text:style-name="P1"><text:span text:style-name="T7">Psionic Focus</text:span></text:p>
      <text:p text:style-name="P1"><text:span text:style-name="T6">At 2nd level, a Psionic Agent chooses two powers that share the same primary ability score, and adds +2 to the DC for all saving throws against those powers.</text:span></text:p>
      <text:p text:style-name="P1"><text:span text:style-name="T7">Bonus Feats</text:span></text:p>
      <text:p text:style-name="P1"><text:span text:style-name="T6">At 3rd, 6th, and 9th level, the Psionic Agent gets a bonus feat. The bonus feat must be selected from the following list, and the Psionic Agent must meet all of the prerequisites for the feat to select it.</text:span></text:p>
      <text:p text:style-name="P1"><text:span text:style-name="T6">Athletic, Blind-Fight, Cleave, Combat Reflexes, Double Tap, Exotic Melee Weapons Proficiency, Focused, Point Blank Shot, Precise Shot, Shot on the Run, Skip Shot, Weapon Focus, as well as any metapsionic feats.</text:span></text:p>
      <text:p text:style-name="P1"><text:span text:style-name="T7">Draw Power</text:span></text:p>
      <text:p text:style-name="P1"><text:soft-page-break/><text:span text:style-name="T6">At 4th level, a Psionic Agent can spend an action point to regain a number of power points equal to her levels in this class. This is an attack action.</text:span></text:p>
      <text:p text:style-name="P1"><text:span text:style-name="T7">Charged Shot</text:span></text:p>
      <text:p text:style-name="P1"><text:span text:style-name="T6">At 5th level, a Psionic Agent may do additional damage with a ranged attack. Before making any single ranged attack, the Psionic Agent, as a free action, spends a power point to “charge” a weapon. The next attack deals an extra 1d4 points of damage if it hits (if it misses, it deals no damage, and the power point is still spent). The Psionic Agent may spend multiple free actions and power points in a single round if she has multiple attacks, but may only “charge” each attack once. A shot remains “charged” for a number of rounds equal to her levels in this class.</text:span></text:p>
      <text:p text:style-name="P1"><text:span text:style-name="T7">Combat Manifestation</text:span></text:p>
      <text:p text:style-name="P1"><text:span text:style-name="T6">At 7th level, a Psionic Agent becomes adept at manifesting psionic powers in combat. She gets a +4 bonus on Concentration checks to manifest a power while on the defensive.</text:span></text:p>
      <text:p text:style-name="P1"><text:span text:style-name="T7">Power Penetration</text:span></text:p>
      <text:p text:style-name="P1"><text:span text:style-name="T6">At 8th level, the Psionic Agent’s powers are more potent at breaking through power resistance (and spell resistance) of opponents. The Psionic Agent gains a +2 on manifester level checks to beat a creature’s power resistance. For those campaigns where spell resistance and power resistance are equal, it applies to spell resistance as well.</text:span></text:p>
      <text:p text:style-name="P1"><text:span text:style-name="T7">Deadly Aim</text:span></text:p>
      <text:p text:style-name="P1"><text:span text:style-name="T6">At 10th level, the Psionic Agent is capable of using her abilities to strike at the chinks in the defense of opponent with a ranged weapon. At 10th level, the Psionic Agent may pay 5 power points to turn a ranged attack into a ranged touch attack.</text:span></text:p>
      <text:p text:style-name="P3"/>
      <text:p text:style-name="P1"><text:span text:style-name="T9">Expanded Telepath Powers</text:span></text:p>
      <text:p text:style-name="P1"><text:span text:style-name="T6">The Telepath chooses psionic powers from the following list.</text:span></text:p>
      <text:p text:style-name="P1"><text:span text:style-name="T7">0-Level Telepath Powers</text:span></text:p>
      <text:p text:style-name="P1"><text:span text:style-name="T7">Burst </text:span><text:span text:style-name="T6">(Dex). Speed improves by 10 feet for 1 round.</text:span></text:p>
      <text:p text:style-name="P1"><text:span text:style-name="T7">Daze </text:span><text:span text:style-name="T6">(Cha). Target loses next action.</text:span></text:p>
      <text:p text:style-name="P1"><text:span text:style-name="T7">Detect Psionics </text:span><text:span text:style-name="T6">(Wis). You detect the presence of psionics activity.</text:span></text:p>
      <text:p text:style-name="P1"><text:span text:style-name="T7">Distract </text:span><text:span text:style-name="T6">(Cha). Target’s mind wanders, imparting a –1 penalty on certain actions.</text:span></text:p>
      <text:p text:style-name="P1"><text:span text:style-name="T7">Far Hand </text:span><text:span text:style-name="T6">(Con). Minor telekinesis.</text:span></text:p>
      <text:p text:style-name="P1"><text:span text:style-name="T7">Finger of Fire </text:span><text:span text:style-name="T6">(Int). You deal 1d3 points of fire damage to one target.</text:span></text:p>
      <text:p text:style-name="P1"><text:span text:style-name="T7">Missive </text:span><text:span text:style-name="T6">(Cha). Send a one-way telepathic message.</text:span></text:p>
      <text:p text:style-name="P1"><text:span text:style-name="T7">Telempathic Projection </text:span><text:span text:style-name="T6">(Cha). Modify the subject’s emotions.</text:span></text:p>
      <text:p text:style-name="P1"><text:soft-page-break/><text:span text:style-name="T7">Verve </text:span><text:span text:style-name="T6">(Str). Gain 1 temporary hit point.</text:span></text:p>
      <text:p text:style-name="P6"/>
      <text:p text:style-name="P1"><text:span text:style-name="T7">1st-Level Telepath Powers</text:span></text:p>
      <text:p text:style-name="P1"><text:span text:style-name="T7">Attraction </text:span><text:span text:style-name="T6">(Cha). Target develops an attraction you specify.</text:span></text:p>
      <text:p text:style-name="P1"><text:span text:style-name="T7">Charm Person </text:span><text:span text:style-name="T6">(Cha). Makes target your friend.</text:span></text:p>
      <text:p text:style-name="P1"><text:span text:style-name="T7">Conceal Thoughts </text:span><text:span text:style-name="T6">(Cha) Hide your motives.</text:span></text:p>
      <text:p text:style-name="P1"><text:span text:style-name="T7">Control Object </text:span><text:span text:style-name="T6">(Con). Telekinetically animate a small object.</text:span></text:p>
      <text:p text:style-name="P1"><text:span text:style-name="T7">Lesser Body Adjustment </text:span><text:span text:style-name="T6">(Str). Heal 1d8 hp, or gain +1 bonus on next Fortitude save to resist poison or disease, or heal 1 point of ability damage.</text:span></text:p>
      <text:p text:style-name="P1"><text:span text:style-name="T7">Lesser Mindlink </text:span><text:span text:style-name="T6">(Cha). Forge a limited mental bond with target.</text:span></text:p>
      <text:p text:style-name="P1"><text:span text:style-name="T7">Object Reading </text:span><text:span text:style-name="T6">(Wis). Reveal an object’s past.</text:span></text:p>
      <text:p text:style-name="P1"><text:span text:style-name="T7">White Noise </text:span><text:span text:style-name="T6">(Con). Scramble electronic transmissions.</text:span></text:p>
      <text:p text:style-name="P6"/>
      <text:p text:style-name="P1"><text:span text:style-name="T7">2nd-Level Telepath Powers</text:span></text:p>
      <text:p text:style-name="P1"><text:span text:style-name="T7">Brain Lock </text:span><text:span text:style-name="T6">(Cha). Target can’t move or take any mental actions.</text:span></text:p>
      <text:p text:style-name="P1"><text:span text:style-name="T7">Clairaudience/Clairvoyance </text:span><text:span text:style-name="T6">(Wis). Hear or see at a distance.</text:span></text:p>
      <text:p text:style-name="P1"><text:span text:style-name="T7">Detect Thoughts </text:span><text:span text:style-name="T6">(Cha). Detect target’s surface thoughts.</text:span></text:p>
      <text:p text:style-name="P1"><text:span text:style-name="T7">Electronic Fog </text:span><text:span text:style-name="T6">(Con).Scramble electronic signals.</text:span></text:p>
      <text:p text:style-name="P1"><text:span text:style-name="T7">Inflict Pain </text:span><text:span text:style-name="T6">(Cha). Mental attack deals 3d6 points of damage to target.</text:span></text:p>
      <text:p text:style-name="P1"><text:span text:style-name="T7">Levitate </text:span><text:span text:style-name="T6">(Dex). Target moves up or down at your direction.</text:span></text:p>
      <text:p text:style-name="P1"><text:span text:style-name="T7">Sensitivity to Psychic Impressions </text:span><text:span text:style-name="T6">(Wis). Reveal an area’s past.</text:span></text:p>
      <text:p text:style-name="P1"><text:span text:style-name="T7">Suggestion </text:span><text:span text:style-name="T6">(Cha). Compels target to follow suggested action.</text:span></text:p>
      <text:p text:style-name="P6"><text:soft-page-break/></text:p>
      <text:p text:style-name="P1"><text:span text:style-name="T7">3rd-Level Telepath Powers</text:span></text:p>
      <text:p text:style-name="P1"><text:span text:style-name="T7">Charm Creature </text:span><text:span text:style-name="T6">(Cha): Make creature belief you to be an ally</text:span></text:p>
      <text:p text:style-name="P1"><text:span text:style-name="T7">False Sensory Input </text:span><text:span text:style-name="T6">(Cha). Falsify one of the target’s senses.</text:span></text:p>
      <text:p text:style-name="P1"><text:span text:style-name="T7">Lesser Domination </text:span><text:span text:style-name="T6">(Cha). Forces target to obey your will.</text:span></text:p>
      <text:p text:style-name="P1"><text:span text:style-name="T7">Mental Blast </text:span><text:span text:style-name="T6">(Cha). Target stunned for 3d4 rounds.</text:span></text:p>
      <text:p text:style-name="P1"><text:span text:style-name="T7">Mindlink </text:span><text:span text:style-name="T6">(Cha). Forge a mental bond with others.</text:span></text:p>
      <text:p text:style-name="P1"><text:span text:style-name="T7">Negate Psionics </text:span><text:span text:style-name="T6">(Con). Cancels psionic powers and effects.</text:span></text:p>
      <text:p text:style-name="P6"/>
      <text:p text:style-name="P1"><text:span text:style-name="T7">4th-Level Telepath Powers</text:span></text:p>
      <text:p text:style-name="P1"><text:span text:style-name="T7">Domination </text:span><text:span text:style-name="T6">(Cha). Subject obeys your will.</text:span></text:p>
      <text:p text:style-name="P1"><text:span text:style-name="T7">Forced Mindlink </text:span><text:span text:style-name="T6">(Cha). Forge mental bond with unwilling target.</text:span></text:p>
      <text:p text:style-name="P1"><text:span text:style-name="T7">Inertial Barrier </text:span><text:span text:style-name="T6">(Con). Subject gains DR 10/—.</text:span></text:p>
      <text:p text:style-name="P1"><text:span text:style-name="T7">Mindwipe (Cha): </text:span><text:span text:style-name="T6">Subject’s recent experiences are wiped away.</text:span></text:p>
      <text:p text:style-name="P1"><text:span text:style-name="T7">Tailor Memory </text:span><text:span text:style-name="T6">(Cha). Plant false memory in target.</text:span></text:p>
      <text:p text:style-name="P1"><text:span text:style-name="T7">Telekinesis </text:span><text:span text:style-name="T6">(Con). Lift or move 25 pounds per level at long range.</text:span></text:p>
      <text:p text:style-name="P6"/>
      <text:p text:style-name="P1"><text:span text:style-name="T7">5th-Level Telepath Powers</text:span></text:p>
      <text:p text:style-name="P1"><text:span text:style-name="T7">Catapsi </text:span><text:span text:style-name="T6">(cha). Reduce power manifestation of others.</text:span></text:p>
      <text:p text:style-name="P1"><text:span text:style-name="T7">Mindprobe </text:span><text:span text:style-name="T6">(Cha). Discover a target’s secret thoughts.</text:span></text:p>
      <text:p text:style-name="P1"><text:span text:style-name="T7">Power Resistance </text:span><text:span text:style-name="T6">(Wis). Target gains power resistance 12.</text:span></text:p>
      <text:p text:style-name="P1"><text:soft-page-break/><text:span text:style-name="T7">Sending </text:span><text:span text:style-name="T6">(Dex). Deliver short message anywhere instantly.</text:span></text:p>
      <text:p text:style-name="P1"><text:span text:style-name="T7">Signal Feed </text:span><text:span text:style-name="T6">(Cha) Cameras show what you want them to show.</text:span></text:p>
      <text:p text:style-name="P3"/>
      <text:p text:style-name="P1"><text:span text:style-name="T9">Expanded Battle Mind Powers</text:span></text:p>
      <text:p text:style-name="P1"><text:span text:style-name="T6">The Battle Mind chooses psionic powers from the following list.</text:span></text:p>
      <text:p text:style-name="P6"/>
      <text:p text:style-name="P1"><text:span text:style-name="T7">0-Level Battle Mind Powers</text:span></text:p>
      <text:p text:style-name="P1"><text:span text:style-name="T7">Burst </text:span><text:span text:style-name="T6">(Dex). Speed improves by 10 feet for 1 round.</text:span></text:p>
      <text:p text:style-name="P1"><text:span text:style-name="T7">Detect Psionics </text:span><text:span text:style-name="T6">(Wis). You detect the presence of psionics activity.</text:span></text:p>
      <text:p text:style-name="P1"><text:span text:style-name="T7">Far Punch </text:span><text:span text:style-name="T6">(Con). Telekinetic strike deals 1 damage.</text:span></text:p>
      <text:p text:style-name="P1"><text:span text:style-name="T7">Finger of Fire </text:span><text:span text:style-name="T6">(Int). Deal 1d3 points of fire damage to target.</text:span></text:p>
      <text:p text:style-name="P1"><text:span text:style-name="T7">Lesser Natural Armor </text:span><text:span text:style-name="T6">(Str). Gain +1 natural armor bonus to Defense.</text:span></text:p>
      <text:p text:style-name="P1"><text:span text:style-name="T7">Valor </text:span><text:span text:style-name="T6">(Str). Gain a +1 morale bonus on saving throws.</text:span></text:p>
      <text:p text:style-name="P1"><text:span text:style-name="T7">Verve </text:span><text:span text:style-name="T6">(Str). Gain 1 temporary hit point.</text:span></text:p>
      <text:p text:style-name="P6"/>
      <text:p text:style-name="P1"><text:span text:style-name="T7">1st-Level Battle Mind Powers</text:span></text:p>
      <text:p text:style-name="P1"><text:span text:style-name="T7">Biofeedback </text:span><text:span text:style-name="T6">(Str): Some damage taken as nonlethal.</text:span></text:p>
      <text:p text:style-name="P1"><text:span text:style-name="T7">Combat Precognition </text:span><text:span text:style-name="T6">(Wis). Gain a +1 insight bonus to Defense.</text:span></text:p>
      <text:p text:style-name="P1"><text:span text:style-name="T7">Fire Bolt </text:span><text:span text:style-name="T6">(Int). Deals 1d6+1 points of fire damage to target.</text:span></text:p>
      <text:p text:style-name="P1"><text:span text:style-name="T7">Lesser Bioweapon </text:span><text:span text:style-name="T6">(Str). Create a staff of bioenergy that deals 1d4 points of bludgeoning damage.</text:span></text:p>
      <text:p text:style-name="P1"><text:span text:style-name="T7">Lesser Concussion </text:span><text:span text:style-name="T6">(Con). Mentally pummel target for 1d6 points of damage.</text:span></text:p>
      <text:p text:style-name="P1"><text:soft-page-break/><text:span text:style-name="T7">Vigor </text:span><text:span text:style-name="T6">(Str). Gain 3 temporary hit points.</text:span></text:p>
      <text:p text:style-name="P1"><text:span text:style-name="T7">White Noise </text:span><text:span text:style-name="T6">(Con). Scramble electronic transmissions.</text:span></text:p>
      <text:p text:style-name="P6"/>
      <text:p text:style-name="P1"><text:span text:style-name="T7">2nd-Level Battle Mind Powers</text:span></text:p>
      <text:p text:style-name="P1"><text:span text:style-name="T7">Claws of the Bear </text:span><text:span text:style-name="T6">(Str). Your claw attack deals 1d12 points of damage.</text:span></text:p>
      <text:p text:style-name="P1"><text:span text:style-name="T7">Combat Focus </text:span><text:span text:style-name="T6">(Wis). Gain a +4 insight bonus on initiative checks.</text:span></text:p>
      <text:p text:style-name="P1"><text:span text:style-name="T7">Combat Prescience </text:span><text:span text:style-name="T6">(Wis). Gain a +2 insight bonus on attack rolls.</text:span></text:p>
      <text:p text:style-name="P1"><text:span text:style-name="T7">Concussion </text:span><text:span text:style-name="T6">(Con). Mentally pummel target for 3d6 points of damage.</text:span></text:p>
      <text:p text:style-name="P1"><text:span text:style-name="T7">Darkvision </text:span><text:span text:style-name="T6">(Wis). See in the dark.</text:span></text:p>
      <text:p text:style-name="P1"><text:span text:style-name="T7">Electric Charge </text:span><text:span text:style-name="T6">(Int). Shocking touch deals 2d6 points of damage to target.</text:span></text:p>
      <text:p text:style-name="P1"><text:span text:style-name="T7">Painful Touch (</text:span><text:span text:style-name="T6">Str). Unarmed attack deals 1d6 points of additional nonlethal damage.</text:span></text:p>
      <text:p text:style-name="P6"/>
      <text:p text:style-name="P1"><text:span text:style-name="T7">3rd-Level Battle Mind Powers</text:span></text:p>
      <text:p text:style-name="P1"><text:span text:style-name="T7">Bite of the Tiger </text:span><text:span text:style-name="T6">(Str), Bite for 2d8 points of damage.</text:span></text:p>
      <text:p text:style-name="P1"><text:span text:style-name="T7">Lightning Strike </text:span><text:span text:style-name="T6">(Int). Deals 3d6 points of electrical damage in a 30-foot radius.</text:span></text:p>
      <text:p text:style-name="P1"><text:span text:style-name="T7">Improved Biofeedback </text:span><text:span text:style-name="T6">(Str). Larger amount of damage taken as nonlethal damage.</text:span></text:p>
      <text:p text:style-name="P1"><text:span text:style-name="T7">Metaphysical Weapon </text:span><text:span text:style-name="T6">(Int). Weapon gains a +3 enhancement bonus.</text:span></text:p>
      <text:p text:style-name="P1"><text:span text:style-name="T7">Mind Darts </text:span><text:span text:style-name="T6">(Int). A flurry of mental bursts deals 2d6 points of damage to target.</text:span></text:p>
      <text:p text:style-name="P1"><text:span text:style-name="T7">Negate Psionics </text:span><text:span text:style-name="T6">(Con). Cancels psionic powers and effects.</text:span></text:p>
      <text:p text:style-name="P1"><text:span text:style-name="T7">Whitefire </text:span><text:span text:style-name="T6">(Int). Deals 5d4 points of fire damage in 20-foot radius.</text:span></text:p>
      <text:p text:style-name="P6"/>
      <text:p text:style-name="P1"><text:soft-page-break/><text:span text:style-name="T7">4th-Level Battle Mind Powers</text:span></text:p>
      <text:p text:style-name="P1"><text:span text:style-name="T7">Fire Storm </text:span><text:span text:style-name="T6">(Int). Deals 5d6 points of fire damage in 30-foot radius.</text:span></text:p>
      <text:p text:style-name="P1"><text:span text:style-name="T7">Greater Bioweapon </text:span><text:span text:style-name="T6">(Str). Creates a staff of bioenergy that deals 2d8 points of bludgeoning damage.</text:span></text:p>
      <text:p text:style-name="P1"><text:span text:style-name="T7">Natural Armor </text:span><text:span text:style-name="T6">(Str). You gain a +4 natural armor bonus to Defense.</text:span></text:p>
      <text:p text:style-name="P1"><text:span text:style-name="T7">Psychofeedback </text:span><text:span text:style-name="T6">(Str). Use power points to boost Str, Dex, and/or Con modifiers.</text:span></text:p>
      <text:p text:style-name="P1"><text:span text:style-name="T7">Short Sharp Shock </text:span><text:span text:style-name="T6">(Con). Deal 2d10 points of nonlethal damage, and destroy electronic records.</text:span></text:p>
      <text:p text:style-name="P3"/>
      <text:p text:style-name="P1"><text:span text:style-name="T9">Psionic Agent Powers</text:span></text:p>
      <text:p text:style-name="P1"><text:span text:style-name="T6">The Psionic Agent chooses psionic powers from the following list.</text:span></text:p>
      <text:p text:style-name="P6"/>
      <text:p text:style-name="P1"><text:span text:style-name="T7">0-Level Psionic Agent Powers</text:span></text:p>
      <text:p text:style-name="P1"><text:span text:style-name="T7">Burst </text:span><text:span text:style-name="T6">(Dex). Speed improves by 10 feet for 1 round</text:span><text:span text:style-name="T7">.</text:span></text:p>
      <text:p text:style-name="P1"><text:span text:style-name="T7">Detect Poison </text:span><text:span text:style-name="T6">(Wis). Detect the presence of poisons.</text:span></text:p>
      <text:p text:style-name="P1"><text:span text:style-name="T7">Detect Psionics </text:span><text:span text:style-name="T6">(Wis). Detect the presence of psionics activity.</text:span></text:p>
      <text:p text:style-name="P1"><text:span text:style-name="T7">Far Punch </text:span><text:span text:style-name="T6">(Con). Telekinetic strike deals 1 point of damage</text:span><text:span text:style-name="T7">.</text:span></text:p>
      <text:p text:style-name="P1"><text:span text:style-name="T7">Finger of Fire </text:span><text:span text:style-name="T6">(Int). Deal 1d3 points of fire damage to target.</text:span></text:p>
      <text:p text:style-name="P1"><text:span text:style-name="T7">Missive </text:span><text:span text:style-name="T6">(Cha). Send a one-way telepathic message.</text:span></text:p>
      <text:p text:style-name="P1"><text:span text:style-name="T7">Verve </text:span><text:span text:style-name="T6">(Str). Gain 1 temporary hit point.</text:span></text:p>
      <text:p text:style-name="P6"/>
      <text:p text:style-name="P1"><text:span text:style-name="T7">1st-Level Psionic Agent Powers</text:span></text:p>
      <text:p text:style-name="P1"><text:span text:style-name="T7">Call Weaponry </text:span><text:span text:style-name="T6">(Dex). Summon weapon to your hand.</text:span></text:p>
      <text:p text:style-name="P1"><text:soft-page-break/><text:span text:style-name="T7">Combat Precognition </text:span><text:span text:style-name="T6">(Wis). Gain a +1 insight bonus to Defense.</text:span></text:p>
      <text:p text:style-name="P1"><text:span text:style-name="T7">Feather Fall </text:span><text:span text:style-name="T6">(Dex). Objects or creatures fall slowly.</text:span></text:p>
      <text:p text:style-name="P1"><text:span text:style-name="T7">Identify </text:span><text:span text:style-name="T6">(Wis). Identify single feature of magical or psionics item.</text:span></text:p>
      <text:p text:style-name="P1"><text:span text:style-name="T7">Lesser Concussion </text:span><text:span text:style-name="T6">(Con). Mentally pummel target for 1d6 points of damage.</text:span></text:p>
      <text:p text:style-name="P1"><text:span text:style-name="T7">Object Reading </text:span><text:span text:style-name="T6">(Wis). Reveal an object’s past.</text:span></text:p>
      <text:p text:style-name="P1"><text:span text:style-name="T7">Spider Climb </text:span><text:span text:style-name="T6">(Dex). Walk on walls and ceilings.</text:span></text:p>
      <text:p text:style-name="P6"/>
      <text:p text:style-name="P1"><text:span text:style-name="T7">2nd-Level Psionic Agent Powers</text:span></text:p>
      <text:p text:style-name="P1"><text:span text:style-name="T7">Chameleon </text:span><text:span text:style-name="T6">(Str): Gain +10 bonus on Hide checks</text:span></text:p>
      <text:p text:style-name="P1"><text:span text:style-name="T7">Combat Focus </text:span><text:span text:style-name="T6">(Wis). Gain a +4 insight bonus on initiative checks.</text:span></text:p>
      <text:p text:style-name="P1"><text:span text:style-name="T7">Combat Prescience </text:span><text:span text:style-name="T6">(Wis). Gain a +2 insight bonus on attack rolls.</text:span></text:p>
      <text:p text:style-name="P1"><text:span text:style-name="T7">Darkvision </text:span><text:span text:style-name="T6">(Wis). See in the dark.</text:span></text:p>
      <text:p text:style-name="P1"><text:span text:style-name="T7">Knock </text:span><text:span text:style-name="T6">(Dex): Open locked doors.</text:span></text:p>
      <text:p text:style-name="P1"><text:span text:style-name="T7">Levitate </text:span><text:span text:style-name="T6">(Dex). Target moves up or down at your direction.</text:span></text:p>
      <text:p text:style-name="P1"><text:span text:style-name="T7">Sensitivity to Psychic Impressions </text:span><text:span text:style-name="T6">(Wis). Reveal an area’s past.</text:span></text:p>
      <text:p text:style-name="P6"/>
      <text:p text:style-name="P1"><text:span text:style-name="T7">3rd-Level Psionic Agent Powers</text:span></text:p>
      <text:p text:style-name="P1"><text:span text:style-name="T7">Dimension Slide </text:span><text:span text:style-name="T6">(Dex). Move to spot within range you can see.</text:span></text:p>
      <text:p text:style-name="P1"><text:span text:style-name="T7">Fly </text:span><text:span text:style-name="T6">(Dex). Subject flies at speed of 90 ft.</text:span></text:p>
      <text:p text:style-name="P1"><text:span text:style-name="T7">Instant Reload </text:span><text:span text:style-name="T6">(Dex): Reload your weapon automatically.</text:span></text:p>
      <text:p text:style-name="P1"><text:span text:style-name="T7">Invisibility Purge </text:span><text:span text:style-name="T6">(Wis). Dispels invisibility within 5 ft./ level.</text:span></text:p>
      <text:p text:style-name="P1"><text:soft-page-break/><text:span text:style-name="T7">Metaphysical Weapon </text:span><text:span text:style-name="T6">(Int). Weapon gains a +3 enhancement bonus.</text:span></text:p>
      <text:p text:style-name="P1"><text:span text:style-name="T7">Prowes</text:span><text:span text:style-name="T6">s (Wis) Take an extra attack of opportunity</text:span></text:p>
      <text:p text:style-name="P1"><text:span text:style-name="T7">Ubiquitous Vision </text:span><text:span text:style-name="T6">(Wis). You have all-around vision.</text:span></text:p>
      <text:p text:style-name="P6"/>
      <text:p text:style-name="P1"><text:span text:style-name="T7">4th-Level Psionic Agent Powers</text:span></text:p>
      <text:p text:style-name="P1"><text:span text:style-name="T7">Dimension Door </text:span><text:span text:style-name="T6">(Dex). Teleports you and up to 500 lb. a short distance</text:span></text:p>
      <text:p text:style-name="P1"><text:span text:style-name="T7">Fate of One </text:span><text:span text:style-name="T6">(Wis). Reroll a failed roll.</text:span></text:p>
      <text:p text:style-name="P1"><text:span text:style-name="T7">Freedom of Movement </text:span><text:span text:style-name="T6">(Dex). Move normally despite impediments.</text:span></text:p>
      <text:p text:style-name="P1"><text:span text:style-name="T7">Ghost Shot </text:span><text:span text:style-name="T6">(Dex). Create intangible bullets.</text:span></text:p>
      <text:p text:style-name="P1"><text:span text:style-name="T7">Immovability </text:span><text:span text:style-name="T6">(Str). Become impossible to move.</text:span></text:p>
      <text:p text:style-name="P1"><text:span text:style-name="T7">Steadfast Perception </text:span><text:span text:style-name="T6">(Wis). +4 bonus against illusions, +2 bonus on Search and Spot checks.</text:span></text:p>
      <text:p text:style-name="P3"/>
      <text:p text:style-name="P1"><text:span text:style-name="T9">Psionic Power Descriptions</text:span></text:p>
      <text:p text:style-name="P1"><text:span text:style-name="T6">Psionic power descriptions supplement those presented in Psionics.</text:span></text:p>
      <text:p text:style-name="P6"/>
      <text:p text:style-name="P1"><text:span text:style-name="T9">Biofeedback</text:span></text:p>
      <text:p text:style-name="P1"><text:span text:style-name="T6">Strength</text:span></text:p>
      <text:p text:style-name="P1"><text:span text:style-name="T7">Level: </text:span><text:span text:style-name="T6">Battle Mind 1; </text:span><text:span text:style-name="T7">Display: </text:span><text:span text:style-name="T6">Material, Visual; </text:span><text:span text:style-name="T7">Manifestation Time: </text:span><text:span text:style-name="T6">Attack action; </text:span><text:span text:style-name="T7">Range: </text:span><text:span text:style-name="T6">Personal; </text:span><text:span text:style-name="T7">Target: </text:span><text:span text:style-name="T6">You; </text:span><text:span text:style-name="T7">Duration: </text:span><text:span text:style-name="T6">1 minute/level (D); </text:span><text:span text:style-name="T7">Power Points</text:span><text:span text:style-name="T6">: 1</text:span></text:p>
      <text:p text:style-name="P1"><text:span text:style-name="T6">You can constrict bleeding around wounds, lessening their impact. You take a portion of any attack that deals damage as points of nonlethal damage, equal to your Strength modifier. Thus, a character with a Strength score of 15 who is dealt 10 points of damage actually takes 8 points of lethal damage and 2 points of nonlethal damage. This power is not retroactive to damage received prior to manifesting </text:span><text:span text:style-name="T8">biofeedback. </text:span><text:span text:style-name="T6">The total damage is still used to determine the effects of massive</text:span></text:p>
      <text:p text:style-name="P1"><text:span text:style-name="T6">damage.</text:span></text:p>
      <text:p text:style-name="P6"/>
      <text:p text:style-name="P1"><text:soft-page-break/><text:span text:style-name="T9">Bite of the Tiger</text:span></text:p>
      <text:p text:style-name="P1"><text:span text:style-name="T6">Strength</text:span></text:p>
      <text:p text:style-name="P1"><text:span text:style-name="T7">Level: </text:span><text:span text:style-name="T6">Battle Mind 3; </text:span><text:span text:style-name="T7">Display: </text:span><text:span text:style-name="T6">Material, Visual; </text:span><text:span text:style-name="T7">Manifestation Time: </text:span><text:span text:style-name="T6">Attack action; </text:span><text:span text:style-name="T7">Range: </text:span><text:span text:style-name="T6">Personal; </text:span><text:span text:style-name="T7">Target: </text:span><text:span text:style-name="T6">You; </text:span><text:span text:style-name="T7">Duration: </text:span><text:span text:style-name="T6">1 hour/level; </text:span><text:span text:style-name="T7">Saving Throw: </text:span><text:span text:style-name="T6">None; </text:span><text:span text:style-name="T7">Power Resistance: </text:span><text:span text:style-name="T6">No; </text:span><text:span text:style-name="T7">Power Points: </text:span><text:span text:style-name="T6">5</text:span></text:p>
      <text:p text:style-name="P1"><text:span text:style-name="T6">Your posture becomes stooped forward, and you grow a tigerlike muzzle complete with rending fangs. The power grants you a bite attack (which does not draw an attack of opportunity) with 2d8 points of slashing damage. You can use this power in conjunction with feats, powers, or spells allowing additional attacks in one round, and it can be used with multiple attacks gained through level advancement.</text:span></text:p>
      <text:p text:style-name="P6"/>
      <text:p text:style-name="P1"><text:span text:style-name="T9">Call Weaponry</text:span></text:p>
      <text:p text:style-name="P1"><text:span text:style-name="T6">Dexterity [Teleportation]</text:span></text:p>
      <text:p text:style-name="P1"><text:span text:style-name="T7">Level: </text:span><text:span text:style-name="T6">Telepath 1/Psionic Agent 1; </text:span><text:span text:style-name="T7">Display: </text:span><text:span text:style-name="T6">Audible, Material; </text:span><text:span text:style-name="T7">Manifestation Time: </text:span><text:span text:style-name="T6">Attack action; </text:span><text:span text:style-name="T7">Range: </text:span><text:span text:style-name="T6">Touch; </text:span><text:span text:style-name="T7">Effect: </text:span><text:span text:style-name="T6">1 unattended weapon (see text); </text:span><text:span text:style-name="T7">Duration: </text:span><text:span text:style-name="T6">1 hour/level (see text) (D); </text:span><text:span text:style-name="T7">Saving Throw: </text:span><text:span text:style-name="T6">None; </text:span><text:span text:style-name="T7">Power Resistance: </text:span><text:span text:style-name="T6">No; </text:span><text:span text:style-name="T7">Power Points: </text:span><text:span text:style-name="T6">1 (see text)</text:span></text:p>
      <text:p text:style-name="P1"><text:span text:style-name="T6">You call a weapon “from thin air” into your waiting hand (actually, it is a real weapon hailing from some other random location) as a free action. You don’t have to see or know of a weapon to call it—in fact, you can’t ever call a specific weapon. You just specify the type. If the specified weapon type is one you can call at your level, it appears. If you call a projectile weapon, it comes loaded with a clip, box, or chamber of ammunition, as appropriate (the ammunition does not have an enhancement bonus, even at 10th level and above). If you relinquish your grip on the weapon you called for 2 or more rounds, it automatically returns to wherever it originally came from.</text:span></text:p>
      <text:p text:style-name="P1"><text:span text:style-name="T6">As your level increases, you can summon better weapons, although the power point cost is also greater.</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h text:style-name="P13" text:outline-level="2"><text:span text:style-name="T1">Level</text:span></text:h>
          </table:table-cell>
          <table:table-cell table:style-name="Table3.A1" office:value-type="string">
            <text:h text:style-name="P13" text:outline-level="2"><text:span text:style-name="T1">Weapons</text:span></text:h>
          </table:table-cell>
          <table:table-cell table:style-name="Table3.A1" office:value-type="string">
            <text:h text:style-name="P13" text:outline-level="2"><text:span text:style-name="T1">Example</text:span></text:h>
          </table:table-cell>
          <table:table-cell table:style-name="Table3.A1" office:value-type="string">
            <text:h text:style-name="P14" text:outline-level="2"><text:span text:style-name="T1">Power Points</text:span></text:h>
          </table:table-cell>
        </table:table-row>
        <table:table-row table:style-name="Table3.1">
          <table:table-cell table:style-name="Table3.A2" office:value-type="string">
            <text:p text:style-name="P2"><text:span text:style-name="T4">1–3</text:span></text:p>
          </table:table-cell>
          <table:table-cell table:style-name="Table3.A2" office:value-type="string">
            <text:p text:style-name="P2"><text:span text:style-name="T4">Simple melee</text:span></text:p>
          </table:table-cell>
          <table:table-cell table:style-name="Table3.A2" office:value-type="string">
            <text:p text:style-name="P2"><text:span text:style-name="T4">Knife</text:span></text:p>
          </table:table-cell>
          <table:table-cell table:style-name="Table3.A2" office:value-type="string">
            <text:p text:style-name="P9"><text:span text:style-name="T4">1</text:span></text:p>
          </table:table-cell>
        </table:table-row>
        <table:table-row table:style-name="Table3.1">
          <table:table-cell table:style-name="Table3.A2" office:value-type="string">
            <text:p text:style-name="P1"><text:span text:style-name="T4">4–6</text:span></text:p>
          </table:table-cell>
          <table:table-cell table:style-name="Table3.A2" office:value-type="string">
            <text:p text:style-name="P1"><text:span text:style-name="T4">Handgun</text:span></text:p>
          </table:table-cell>
          <table:table-cell table:style-name="Table3.A2" office:value-type="string">
            <text:p text:style-name="P1"><text:span text:style-name="T4">Colt Python</text:span></text:p>
          </table:table-cell>
          <table:table-cell table:style-name="Table3.A2" office:value-type="string">
            <text:p text:style-name="P8"><text:span text:style-name="T4">3</text:span></text:p>
          </table:table-cell>
        </table:table-row>
        <table:table-row table:style-name="Table3.1">
          <table:table-cell table:style-name="Table3.A2" office:value-type="string">
            <text:p text:style-name="P1"><text:span text:style-name="T4">7–9</text:span></text:p>
          </table:table-cell>
          <table:table-cell table:style-name="Table3.A2" office:value-type="string">
            <text:p text:style-name="P1"><text:span text:style-name="T4">SMG, rifle, shotgun</text:span></text:p>
          </table:table-cell>
          <table:table-cell table:style-name="Table3.A2" office:value-type="string">
            <text:p text:style-name="P1"><text:span text:style-name="T4">Winchester 94</text:span></text:p>
          </table:table-cell>
          <table:table-cell table:style-name="Table3.A2" office:value-type="string">
            <text:p text:style-name="P8"><text:span text:style-name="T4">7</text:span></text:p>
          </table:table-cell>
        </table:table-row>
        <table:table-row table:style-name="Table3.1">
          <table:table-cell table:style-name="Table3.A5" office:value-type="string">
            <text:p text:style-name="P2"><text:span text:style-name="T4">10</text:span></text:p>
          </table:table-cell>
          <table:table-cell table:style-name="Table3.A5" office:value-type="string">
            <text:p text:style-name="P2"><text:span text:style-name="T4">Exotic or Archaic melee</text:span></text:p>
          </table:table-cell>
          <table:table-cell table:style-name="Table3.A5" office:value-type="string">
            <text:p text:style-name="P2"><text:span text:style-name="T4">Katana</text:span></text:p>
          </table:table-cell>
          <table:table-cell table:style-name="Table3.A5" office:value-type="string">
            <text:p text:style-name="P9"><text:span text:style-name="T4">11</text:span></text:p>
          </table:table-cell>
        </table:table-row>
      </table:table>
      <text:p text:style-name="P1"><text:span text:style-name="T6">Weapons gained by </text:span><text:span text:style-name="T8">call weaponry </text:span><text:span text:style-name="T6">are distinctive due to the low hum they emit.</text:span></text:p>
      <text:p text:style-name="P6"/>
      <text:p text:style-name="P1"><text:span text:style-name="T9">Catapsi</text:span></text:p>
      <text:p text:style-name="P1"><text:span text:style-name="T6">Charisma [Mind-Affecting]</text:span></text:p>
      <text:p text:style-name="P1"><text:span text:style-name="T7">Level: </text:span><text:span text:style-name="T6">Telepath 5; </text:span><text:span text:style-name="T7">Display: </text:span><text:span text:style-name="T6">Mental, Visual; </text:span><text:span text:style-name="T7">Manifestation Time: </text:span><text:span text:style-name="T6">Attack action; </text:span><text:span text:style-name="T7">Range: </text:span><text:span text:style-name="T6">Medium 100 feet; </text:span><text:span text:style-name="T7">Area: </text:span><text:span text:style-name="T6">100-ft.-radius emanation centered on you; </text:span><text:span text:style-name="T7">Duration: </text:span><text:span text:style-name="T6">1 minute/level; </text:span><text:span text:style-name="T7">Saving Throw: </text:span><text:span text:style-name="T6">Will negates (see text); </text:span><text:span text:style-name="T7">Power Resistance: </text:span><text:span text:style-name="T6">Yes; </text:span><text:span text:style-name="T7">Power Points: </text:span><text:span text:style-name="T6">9</text:span></text:p>
      <text:p text:style-name="P1"><text:span text:style-name="T6">With </text:span><text:span text:style-name="T8">catapsi </text:span><text:span text:style-name="T6">[kat-ah-sigh], you generate psychic static, making it more difficult for other psionic characters to manifest their powers (you are not affected by your own </text:span><text:span text:style-name="T8">catapsi </text:span><text:span text:style-name="T6">manifestation). All psionic activity within the area requires twice as many power points to manifest, unless opponents make a successful Will save each time they manifest a power. Freely manifesting 0-level powers takes 1 full round, instead of 1 action, in a </text:span><text:span text:style-name="T8">catapsi </text:span><text:span text:style-name="T6">field. If two or more fields of </text:span><text:span text:style-name="T8">catapsi </text:span><text:span text:style-name="T6">overlap, one field cancels out the other (determine randomly).</text:span></text:p>
      <text:p text:style-name="P1"><text:soft-page-break/><text:span text:style-name="T8">Catapsi </text:span><text:span text:style-name="T6">affects psionic abilities that require power points only, and have no effect on magical abilities or natural psionics abilities.</text:span></text:p>
      <text:p text:style-name="P6"/>
      <text:p text:style-name="P1"><text:span text:style-name="T9">Chameleon</text:span></text:p>
      <text:p text:style-name="P1"><text:span text:style-name="T6">Strength</text:span></text:p>
      <text:p text:style-name="P1"><text:span text:style-name="T7">Level: </text:span><text:span text:style-name="T6">Telepath 2; </text:span><text:span text:style-name="T7">Display: </text:span><text:span text:style-name="T6">Olfactory; </text:span><text:span text:style-name="T7">Manifestation Time: </text:span><text:span text:style-name="T6">Attack action; </text:span><text:span text:style-name="T7">Range: </text:span><text:span text:style-name="T6">Personal; </text:span><text:span text:style-name="T7">Target: </text:span><text:span text:style-name="T6">You; </text:span><text:span text:style-name="T7">Duration: </text:span><text:span text:style-name="T6">10 minutes/level (D); </text:span><text:span text:style-name="T7">Power Points: </text:span><text:span text:style-name="T6">3</text:span></text:p>
      <text:p text:style-name="P1"><text:span text:style-name="T6">Your skin and equipment take on the color and texture of nearby objects, including floors and walls. You receive a +10 enhancement bonus on Hide checks.</text:span></text:p>
      <text:p text:style-name="P6"/>
      <text:p text:style-name="P1"><text:span text:style-name="T9">Charm Creature</text:span></text:p>
      <text:p text:style-name="P1"><text:span text:style-name="T6">Telepathy (Cha) [Compulsion, Mind-Affecting]</text:span></text:p>
      <text:p text:style-name="P1"><text:span text:style-name="T7">Level: </text:span><text:span text:style-name="T6">Telepath 3; </text:span><text:span text:style-name="T7">Display: </text:span><text:span text:style-name="T6">Mental; </text:span><text:span text:style-name="T7">Target: </text:span><text:span text:style-name="T6">One living creature; </text:span><text:span text:style-name="T7">Duration: </text:span><text:span text:style-name="T6">1 day/level; </text:span><text:span text:style-name="T7">Saving Throw: </text:span><text:span text:style-name="T6">Will negates; </text:span><text:span text:style-name="T7">Power Resistance: </text:span><text:span text:style-name="T6">Yes; </text:span><text:span text:style-name="T7">Power Points: </text:span><text:span text:style-name="T6">5</text:span></text:p>
      <text:p text:style-name="P1"><text:span text:style-name="T6">As </text:span><text:span text:style-name="T8">charm person</text:span><text:span text:style-name="T6">, except that the power is not restricted by creature type or size, and you need not speak the creature’s language.</text:span></text:p>
      <text:p text:style-name="P6"/>
      <text:p text:style-name="P1"><text:span text:style-name="T9">Conceal Thoughts</text:span></text:p>
      <text:p text:style-name="P1"><text:span text:style-name="T6">Charisma</text:span></text:p>
      <text:p text:style-name="P1"><text:span text:style-name="T7">Level</text:span><text:span text:style-name="T6">: Telepath 1; </text:span><text:span text:style-name="T7">Display: </text:span><text:span text:style-name="T6">Visual; </text:span><text:span text:style-name="T7">Manifestation Time: </text:span><text:span text:style-name="T6">Attack action; </text:span><text:span text:style-name="T7">Range: </text:span><text:span text:style-name="T6">Close (25 ft. + 5 ft./2 levels); </text:span><text:span text:style-name="T7">Target: </text:span><text:span text:style-name="T6">One living creature; </text:span><text:span text:style-name="T7">Duration: </text:span><text:span text:style-name="T6">1 hour/level; </text:span><text:span text:style-name="T7">Saving Throw: </text:span><text:span text:style-name="T6">Yes (harmless); </text:span><text:span text:style-name="T7">Power Resistance: </text:span><text:span text:style-name="T6">Yes (harmless); </text:span><text:span text:style-name="T7">Power Points: </text:span><text:span text:style-name="T6">1</text:span></text:p>
      <text:p text:style-name="P1"><text:span text:style-name="T6">You protect your thoughts from analysis. While the duration lasts, you gain a +20 circumstance bonus on Bluff checks against those attempting to discern your true intentions with Sense Motive. You also gain a +4 bonus on your saving throw against any power used to read your mind (such as </text:span><text:span text:style-name="T8">detect thoughts </text:span><text:span text:style-name="T6">or </text:span><text:span text:style-name="T8">mind probe</text:span><text:span text:style-name="T6">).</text:span></text:p>
      <text:p text:style-name="P6"/>
      <text:p text:style-name="P1"><text:span text:style-name="T9">Detect Poison</text:span></text:p>
      <text:p text:style-name="P1"><text:span text:style-name="T6">Wisdom</text:span></text:p>
      <text:p text:style-name="P1"><text:span text:style-name="T7">Level: </text:span><text:span text:style-name="T6">Psionic Agent 0; </text:span><text:span text:style-name="T7">Display: </text:span><text:span text:style-name="T6">Olfactory; </text:span><text:span text:style-name="T7">Manifestation Time: </text:span><text:span text:style-name="T6">Attack action; </text:span><text:span text:style-name="T7">Range: </text:span><text:span text:style-name="T6">Close (25 ft. + 5 ft./2 levels); </text:span><text:span text:style-name="T7">Target or Area: </text:span><text:span text:style-name="T6">One creature, one object, or a 5-foot cube; </text:span><text:span text:style-name="T7">Duration: </text:span><text:span text:style-name="T6">Instantaneous; </text:span><text:span text:style-name="T7">Saving Throw: </text:span><text:span text:style-name="T6">None; </text:span><text:span text:style-name="T7">Power Resistance: </text:span><text:span text:style-name="T6">No; </text:span><text:span text:style-name="T7">Power Points: </text:span><text:span text:style-name="T6">1</text:span></text:p>
      <text:p text:style-name="P1"><text:span text:style-name="T6">You determine whether a creature, object, or area has been poisoned or is poisonous. You can determine the exact type of poison with a successful Wisdom check (DC 20). A character with the Craft (chemical) skill may additionally try an Craft (chemical) check, DC 20.</text:span></text:p>
      <text:p text:style-name="P1"><text:soft-page-break/><text:span text:style-name="T8">Note: </text:span><text:span text:style-name="T6">The power can penetrate barriers, but 1 foot of stone, 1 inch of common metal, a thin sheet of lead, or 3 feet of wood or dirt blocks it.</text:span></text:p>
      <text:p text:style-name="P6"/>
      <text:p text:style-name="P1"><text:span text:style-name="T9">Dimension Door</text:span></text:p>
      <text:p text:style-name="P1"><text:span text:style-name="T6">Dexterity [Teleportation]</text:span></text:p>
      <text:p text:style-name="P1"><text:span text:style-name="T7">Level: </text:span><text:span text:style-name="T6">Psionic Agent 4; </text:span><text:span text:style-name="T7">Display: </text:span><text:span text:style-name="T6">Visual; </text:span><text:span text:style-name="T7">Manifestation Time: </text:span><text:span text:style-name="T6">Attack action; </text:span><text:span text:style-name="T7">Range: </text:span><text:span text:style-name="T6">Long (400 ft. + 40 ft./level); </text:span><text:span text:style-name="T7">Target: </text:span><text:span text:style-name="T6">You and touched objects or other touched willing creatures (see text); </text:span><text:span text:style-name="T7">Duration: </text:span><text:span text:style-name="T6">Instantaneous; </text:span><text:span text:style-name="T7">Power Points: </text:span><text:span text:style-name="T6">7</text:span></text:p>
      <text:p text:style-name="P1"><text:span text:style-name="T6">You instantly transfer yourself from your current location to any other spot within range. You always arrive at exactly the spot desired—whether by simply visualizing the area or by stating direction, such as “900 feet straight downward,” or “upward to the northwest, 45-degree angle, 1,200 feet.” You can bring along up to 500 pounds of nonliving matter or 250 pounds of living matter. After using this power, you can’t take any other actions until your next turn.</text:span></text:p>
      <text:p text:style-name="P1"><text:span text:style-name="T6">If you arrive in a place that is already occupied by a solid body, the power does not function.</text:span></text:p>
      <text:p text:style-name="P6"/>
      <text:p text:style-name="P1"><text:span text:style-name="T9">Dimension Slide</text:span></text:p>
      <text:p text:style-name="P1"><text:span text:style-name="T6">Dexterity</text:span></text:p>
      <text:p text:style-name="P1"><text:span text:style-name="T7">Level: </text:span><text:span text:style-name="T6">Psionic Agent 3; </text:span><text:span text:style-name="T7">Display: </text:span><text:span text:style-name="T6">Visual; </text:span><text:span text:style-name="T7">Manifestation Time: </text:span><text:span text:style-name="T6">Attack action; </text:span><text:span text:style-name="T7">Range: </text:span><text:span text:style-name="T6">Close (25 ft. + 5 ft./2 levels); </text:span><text:span text:style-name="T7">Target: </text:span><text:span text:style-name="T6">You (see text); </text:span><text:span text:style-name="T7">Duration: </text:span><text:span text:style-name="T6">Instantaneous; </text:span><text:span text:style-name="T7">Power Points: </text:span><text:span text:style-name="T6">5</text:span></text:p>
      <text:p text:style-name="P1"><text:span text:style-name="T6">You instantly transfer yourself from your current location to any other spot within range that you can see directly. You arrive at exactly the spot desired, if you can see it. You cannot </text:span><text:span text:style-name="T8">dimension slide </text:span><text:span text:style-name="T6">through solid objects; even a curtain blocks you. You cannot bring along more than your medium load carrying capacity, nor can you bring along any living matter that weighs more than 20 pounds. After using this power, you can’t take any other actions until your next turn.</text:span></text:p>
      <text:p text:style-name="P1"><text:span text:style-name="T6">If you somehow attempt to transfer yourself to a location occupied by a solid body (perhaps your perceptions are being controlled by a telepath), the power simply fails to function.</text:span></text:p>
      <text:p text:style-name="P6"/>
      <text:p text:style-name="P1"><text:span text:style-name="T9">Electronic Fog</text:span></text:p>
      <text:p text:style-name="P1"><text:span text:style-name="T6">Constitution</text:span></text:p>
      <text:p text:style-name="P1"><text:span text:style-name="T7">Level: </text:span><text:span text:style-name="T6">Telepath 2; </text:span><text:span text:style-name="T7">Display: </text:span><text:span text:style-name="T6">None; </text:span><text:span text:style-name="T7">Manifestation Time: </text:span><text:span text:style-name="T6">Attack action; </text:span><text:span text:style-name="T7">Range: </text:span><text:span text:style-name="T6">Personal; </text:span><text:span text:style-name="T7">Area: </text:span><text:span text:style-name="T6">5-ft.-radius/level; </text:span><text:span text:style-name="T7">Duration: </text:span><text:span text:style-name="T6">1 minute/level; </text:span><text:span text:style-name="T7">Saving Throw: </text:span><text:span text:style-name="T6">None; </text:span><text:span text:style-name="T7">Power Resistance: </text:span><text:span text:style-name="T6">No; </text:span><text:span text:style-name="T7">Power Points: </text:span><text:span text:style-name="T6">3</text:span></text:p>
      <text:p text:style-name="P1"><text:span text:style-name="T6">An intensified version of </text:span><text:span text:style-name="T8">white noise</text:span><text:span text:style-name="T6">, this bubble of low-level electromagnetic radiation is still below the detection level of most humans but will jam electronic communication devices, including those that rely upon cables or other hard-wired transmissions, including televisions, video cameras, and monitors. It will also cause photographic film to fog and magnetic tape to blur. It does not cause electronic devices to malfunction, only to report scrambled signals and white noise.</text:span></text:p>
      <text:p text:style-name="P6"/>
      <text:p text:style-name="P1"><text:span text:style-name="T9">Fate of One</text:span></text:p>
      <text:p text:style-name="P1"><text:span text:style-name="T6">Wisdom</text:span></text:p>
      <text:p text:style-name="P1"><text:soft-page-break/><text:span text:style-name="T7">Level: </text:span><text:span text:style-name="T6">Telepath 4; </text:span><text:span text:style-name="T7">Display: </text:span><text:span text:style-name="T6">Mental, Visual; </text:span><text:span text:style-name="T7">Manifestation Time: </text:span><text:span text:style-name="T6">See text; </text:span><text:span text:style-name="T7">Range: </text:span><text:span text:style-name="T6">Personal; </text:span><text:span text:style-name="T7">Target: </text:span><text:span text:style-name="T6">You; </text:span><text:span text:style-name="T7">Duration: </text:span><text:span text:style-name="T6">Instantaneous; </text:span><text:span text:style-name="T7">Power Points: </text:span><text:span text:style-name="T6">7 </text:span></text:p>
      <text:p text:style-name="P1"><text:span text:style-name="T6">Your limited omniscience allows you to reroll a saving throw, attack roll, or skill check, and use the better of the two rolls for your result.</text:span></text:p>
      <text:p text:style-name="P1"><text:span text:style-name="T6">You can manifest this power instantly, quickly enough to gain its benefits in a clutch situation. Manifesting the power is a free action, like manifesting a quickened power, and it counts toward the normal limit of one quickened power per round.</text:span></text:p>
      <text:p text:style-name="P6"/>
      <text:p text:style-name="P1"><text:span text:style-name="T9">Feather Fall</text:span></text:p>
      <text:p text:style-name="P1"><text:span text:style-name="T6">Dexterity</text:span></text:p>
      <text:p text:style-name="P1"><text:span text:style-name="T7">Level: </text:span><text:span text:style-name="T6">Psionic Agent 1; </text:span><text:span text:style-name="T7">Display: </text:span><text:span text:style-name="T6">Audible; </text:span><text:span text:style-name="T7">Manifestation Time: </text:span><text:span text:style-name="T6">See text; </text:span><text:span text:style-name="T7">Range: </text:span><text:span text:style-name="T6">Close (25 ft. + 5 ft./2 levels); </text:span><text:span text:style-name="T7">Targets: </text:span><text:span text:style-name="T6">Any free-falling objects or creatures in a 10-ft. radius whose weight does not total more than 300 lb./level; </text:span><text:span text:style-name="T7">Duration: </text:span><text:span text:style-name="T6">Until landing or 1 round/level; </text:span><text:span text:style-name="T7">Saving Throw: </text:span><text:span text:style-name="T6">Will negates (object); </text:span><text:span text:style-name="T7">Power Resistance: </text:span><text:span text:style-name="T6">Yes (object); </text:span><text:span text:style-name="T7">Power Points: </text:span><text:span text:style-name="T6">1</text:span></text:p>
      <text:p text:style-name="P1"><text:span text:style-name="T6">The targeted creatures or objects affected fall slowly. The rate of fall is instantly changed to a mere 60 feet per round (equivalent to the end of a fall from a few feet), with no damage incurred upon landing while the power is in effect. However, when the duration expires, a normal rate of fall occurs.</text:span></text:p>
      <text:p text:style-name="P1"><text:span text:style-name="T6">You can manifest this power instantly, quickly enough to save yourself if you unexpectedly fall. Manifesting the power is a free action, like manifesting a quickened power, and it counts toward the normal limit of one quickened power per round.</text:span></text:p>
      <text:p text:style-name="P1"><text:span text:style-name="T6">This power has no special effect on ranged weapons unless they are falling quite a distance. If manifested on a falling item, the item does half normal damage based on weight (1d6 per 400 pounds) with no bonus for the height of the drop.</text:span></text:p>
      <text:p text:style-name="P1"><text:span text:style-name="T6">The power works only upon free-falling objects. It does not affect a sword blow or a charging or flying creature.</text:span></text:p>
      <text:p text:style-name="P6"/>
      <text:p text:style-name="P1"><text:span text:style-name="T9">Fly</text:span></text:p>
      <text:p text:style-name="P1"><text:span text:style-name="T6">Dexterity</text:span></text:p>
      <text:p text:style-name="P1"><text:span text:style-name="T7">Level: </text:span><text:span text:style-name="T6">Psionic Agent 3; </text:span><text:span text:style-name="T7">Display: </text:span><text:span text:style-name="T6">Visual; </text:span><text:span text:style-name="T7">Manifestation Time: </text:span><text:span text:style-name="T6">Attack action; </text:span><text:span text:style-name="T7">Range: </text:span><text:span text:style-name="T6">Touch; </text:span><text:span text:style-name="T7">Target: </text:span><text:span text:style-name="T6">Creature touched; </text:span><text:span text:style-name="T7">Duration: </text:span><text:span text:style-name="T6">10 minutes/level; </text:span><text:span text:style-name="T7">Saving Throw: </text:span><text:span text:style-name="T6">None; </text:span><text:span text:style-name="T7">Power Resistance: </text:span><text:span text:style-name="T6">Yes (harmless); </text:span><text:span text:style-name="T7">Power Points: </text:span><text:span text:style-name="T6">5</text:span></text:p>
      <text:p text:style-name="P1"><text:span text:style-name="T6">The power’s subject can fly at a speed of 90 feet (60 feet if the creature wears medium or heavy armor). The subject can fly up at half speed and descend at double speed. The flying subject’s maneuverability is good. Using the </text:span><text:span text:style-name="T8">fly </text:span><text:span text:style-name="T6">power requires as much concentration as walking, so the subject can attack or manifest powers normally. The subject of </text:span><text:span text:style-name="T8">fly </text:span><text:span text:style-name="T6">can charge but not run, and it cannot carry aloft more weight than its maximum load, plus any armor it wears.</text:span></text:p>
      <text:p text:style-name="P1"><text:span text:style-name="T6">Should the duration expire while the subject is still aloft, the psionic effect fails slowly. The subject drops 60 feet per round for 1d6 rounds. If it reaches the ground in this time, it is safe. If not, it falls the rest of the distance (falling damage is 1d6 per 10 feet of fall). Since negating a power effectively ends it, the subject falls immediately if </text:span><text:span text:style-name="T8">fly </text:span><text:span text:style-name="T6">is negated.</text:span></text:p>
      <text:p text:style-name="P6"/>
      <text:p text:style-name="P1"><text:span text:style-name="T9">Freedom of Movement</text:span></text:p>
      <text:p text:style-name="P1"><text:span text:style-name="T6">Dexterity</text:span></text:p>
      <text:p text:style-name="P1"><text:span text:style-name="T7">Level: </text:span><text:span text:style-name="T6">Psionic Agent 4; </text:span><text:span text:style-name="T7">Display: </text:span><text:span text:style-name="T6">Audible; </text:span><text:span text:style-name="T7">Manifestation Time: </text:span><text:span text:style-name="T6">Attack action; </text:span><text:span text:style-name="T7">Range: </text:span><text:span text:style-name="T6">Personal or touch; </text:span><text:span text:style-name="T7">Target: </text:span><text:span text:style-name="T6">You or creature touched; </text:span><text:span text:style-name="T7">Duration: </text:span><text:span text:style-name="T6">10 minutes/level; </text:span><text:span text:style-name="T7">Saving Throw: </text:span><text:span text:style-name="T6">None; </text:span><text:span text:style-name="T7">Power Resistance: </text:span><text:span text:style-name="T6">No or Yes (harmless); </text:span><text:span text:style-name="T7">Power Points: </text:span><text:span text:style-name="T6">7</text:span></text:p>
      <text:p text:style-name="P1"><text:soft-page-break/><text:span text:style-name="T6">This power enables you or the creature you touch to move and attack normally for the duration of the power, even under the influence of psionics that usually impedes movement. The power also allows a character to move and attack normally while underwater, even with cutting weapons such as axes and swords and with smashing weapons such as flails, hammers, and maces, provided that the weapon is wielded in the hand rather than hurled. The power does not, however, allow water breathing without further appropriate psionic adaptation.</text:span></text:p>
      <text:p text:style-name="P6"/>
      <text:p text:style-name="P1"><text:span text:style-name="T9">Ghost Shot</text:span></text:p>
      <text:p text:style-name="P1"><text:span text:style-name="T6">Dexterity</text:span></text:p>
      <text:p text:style-name="P1"><text:span text:style-name="T7">Level: </text:span><text:span text:style-name="T6">Psionic Agent 4; </text:span><text:span text:style-name="T7">Display: </text:span><text:span text:style-name="T6">Visual; </text:span><text:span text:style-name="T7">Manifestation Time: </text:span><text:span text:style-name="T6">Attack action; </text:span><text:span text:style-name="T7">Range: </text:span><text:span text:style-name="T6">Close (25 ft. + 5 ft./2 levels); </text:span><text:span text:style-name="T7">Target: </text:span><text:span text:style-name="T6">One firearm; </text:span><text:span text:style-name="T7">Duration: </text:span><text:span text:style-name="T6">1 minute/level; </text:span><text:span text:style-name="T7">Saving Throw: </text:span><text:span text:style-name="T6">Will negates (harmless, object); </text:span><text:span text:style-name="T7">Power Resistance: </text:span><text:span text:style-name="T6">Yes (harmless, object); </text:span><text:span text:style-name="T7">Power Points: </text:span><text:span text:style-name="T6">7</text:span></text:p>
      <text:p text:style-name="P1"><text:span text:style-name="T6">This power makes bullets intangible to nonliving material, negating cover, equipment, and shield bonuses to the target. It affects all bullets in the magazine for the duration of the spell, or until they are expended.</text:span></text:p>
      <text:p text:style-name="P6"/>
      <text:p text:style-name="P1"><text:span text:style-name="T9">Identify</text:span></text:p>
      <text:p text:style-name="P1"><text:span text:style-name="T6">Wisdom</text:span></text:p>
      <text:p text:style-name="P1"><text:span text:style-name="T7">Level: </text:span><text:span text:style-name="T6">Psionic Agent 1; </text:span><text:span text:style-name="T7">Display: </text:span><text:span text:style-name="T6">Material, Mental; </text:span><text:span text:style-name="T7">Manifestation Time: </text:span><text:span text:style-name="T6">8 hours; </text:span><text:span text:style-name="T7">Range: </text:span><text:span text:style-name="T6">Touch; </text:span><text:span text:style-name="T7">Target: </text:span><text:span text:style-name="T6">Up to 1 touched object per level; </text:span><text:span text:style-name="T7">Duration: </text:span><text:span text:style-name="T6">Instantaneous; </text:span><text:span text:style-name="T7">Saving Throw: </text:span><text:span text:style-name="T6">None; </text:span><text:span text:style-name="T7">Power Resistance: </text:span><text:span text:style-name="T6">No; </text:span><text:span text:style-name="T7">Power Points: </text:span><text:span text:style-name="T6">1</text:span></text:p>
      <text:p text:style-name="P1"><text:span text:style-name="T6">This power determines the single most basic function of a psionic item, including how to activate that function (if appropriate), and how many charges are left (if any). In campaigns where psionics and magical energies are similar, magical properties may be identified.</text:span></text:p>
      <text:p text:style-name="P1"><text:span text:style-name="T6">If a psionic item has multiple different functions that are equally basic, </text:span><text:span text:style-name="T8">identify </text:span><text:span text:style-name="T6">determines the lowest-level function. If these functions are also of equal level, the DM decides randomly which is identified.</text:span></text:p>
      <text:p text:style-name="P6"/>
      <text:p text:style-name="P1"><text:span text:style-name="T9">Immovability</text:span></text:p>
      <text:p text:style-name="P1"><text:span text:style-name="T6">Strength</text:span></text:p>
      <text:p text:style-name="P1"><text:span text:style-name="T7">Level: </text:span><text:span text:style-name="T6">Psionic Agent 4; </text:span><text:span text:style-name="T7">Display: </text:span><text:span text:style-name="T6">Visual; </text:span><text:span text:style-name="T7">Time: </text:span><text:span text:style-name="T6">Attack action; </text:span><text:span text:style-name="T7">Range: </text:span><text:span text:style-name="T6">Personal; </text:span><text:span text:style-name="T7">Target: </text:span><text:span text:style-name="T6">You; </text:span><text:span text:style-name="T7">Duration: </text:span><text:span text:style-name="T6">1 hour/level (D); </text:span><text:span text:style-name="T7">Power Points: </text:span><text:span text:style-name="T6">7</text:span></text:p>
      <text:p text:style-name="P1"><text:span text:style-name="T6">You are almost impossible to move. Your weight does not vary; instead, you mentally attach yourself to the underlying fabric of reality. Thus, you could conceivably anchor yourself in midair. You oppose any attempt to move you by a Strength check modified by a bonus equal to three times your manifester level. Once immovable, you can’t move to a new location unless you first dismiss the power or its duration expires.</text:span></text:p>
      <text:p text:style-name="P1"><text:span text:style-name="T6">While you are immovable, you lose all Dexterity bonuses to Defense. Neither can you attack or make any other movement. However, your anchored body gains DR 10/+3.</text:span></text:p>
      <text:p text:style-name="P6"/>
      <text:p text:style-name="P1"><text:span text:style-name="T9">Improved Biofeedback</text:span></text:p>
      <text:p text:style-name="P1"><text:span text:style-name="T6">Strength</text:span></text:p>
      <text:p text:style-name="P1"><text:soft-page-break/><text:span text:style-name="T7">Level: </text:span><text:span text:style-name="T6">Battle Mind 3; </text:span><text:span text:style-name="T7">Duration: </text:span><text:span text:style-name="T6">1 hour/level (D); </text:span><text:span text:style-name="T7">Power Points: </text:span><text:span text:style-name="T6">5</text:span></text:p>
      <text:p text:style-name="P1"><text:span text:style-name="T6">As </text:span><text:span text:style-name="T8">biofeedback</text:span><text:span text:style-name="T6">, except you take a portion of each damaging attack as nonlethal damage equal to twice your Strength modifier, and the duration is extended.</text:span></text:p>
      <text:p text:style-name="P6"/>
      <text:p text:style-name="P1"><text:span text:style-name="T9">Inertial Barrier</text:span></text:p>
      <text:p text:style-name="P1"><text:span text:style-name="T6">Constitution</text:span></text:p>
      <text:p text:style-name="P1"><text:span text:style-name="T7">Level: </text:span><text:span text:style-name="T6">Telepath 4; </text:span><text:span text:style-name="T7">Display: </text:span><text:span text:style-name="T6">Audible, Mental; </text:span><text:span text:style-name="T7">Manifestation Time: </text:span><text:span text:style-name="T6">Attack action; </text:span><text:span text:style-name="T7">Range: </text:span><text:span text:style-name="T6">Touch; </text:span><text:span text:style-name="T7">Target: </text:span><text:span text:style-name="T6">Creature touched; </text:span><text:span text:style-name="T7">Duration: </text:span><text:span text:style-name="T6">10 minutes/level or until discharged; </text:span><text:span text:style-name="T7">Saving Throw: </text:span><text:span text:style-name="T6">Will negates (harmless); </text:span><text:span text:style-name="T7">Power Resistance: </text:span><text:span text:style-name="T6">Yes (harmless); </text:span><text:span text:style-name="T7">Power Points: </text:span><text:span text:style-name="T6">7</text:span></text:p>
      <text:p text:style-name="P1"><text:span text:style-name="T6">You create a psychokinetic barrier around the subject that resists blows, cuts, stabs, and slashes, as well as providing some protection against falling. The subject gains DR 10/—. Once the power has prevented a total of 10 points of damage per manifester level (maximum 150 points), it is discharged. </text:span><text:span text:style-name="T8">Inertial barrier </text:span><text:span text:style-name="T6">also absorbs up to half the damage from a fall. Damage absorbed from a fall counts toward discharging the effect. The psychokinetic barrier delays the effects of gases in the atmosphere for 2d4 rounds.</text:span></text:p>
      <text:p text:style-name="P6"/>
      <text:p text:style-name="P1"><text:span text:style-name="T9">Instant Reload</text:span></text:p>
      <text:p text:style-name="P1"><text:span text:style-name="T6">Dexterity</text:span></text:p>
      <text:p text:style-name="P1"><text:span text:style-name="T7">Level: </text:span><text:span text:style-name="T6">Psionic Agent 3; </text:span><text:span text:style-name="T7">Display: </text:span><text:span text:style-name="T6">Audible, Material; </text:span><text:span text:style-name="T7">Manifestation Time: </text:span><text:span text:style-name="T6">Attack action; </text:span><text:span text:style-name="T7">Range: </text:span><text:span text:style-name="T6">Touch; </text:span><text:span text:style-name="T7">Target: </text:span><text:span text:style-name="T6">One ranged weapon with ammunition; </text:span><text:span text:style-name="T7">Duration: </text:span><text:span text:style-name="T6">1 hour/level; </text:span><text:span text:style-name="T7">Saving Throw: </text:span><text:span text:style-name="T6">None; </text:span><text:span text:style-name="T7">Power Resistance: </text:span><text:span text:style-name="T6">No; </text:span><text:span text:style-name="T7">Power Points: </text:span><text:span text:style-name="T6">5</text:span></text:p>
      <text:p text:style-name="P1"><text:span text:style-name="T6">You can reload your weapon as an attack action, calling the ammunition from another location in the same manner as </text:span><text:span text:style-name="T8">call weaponry</text:span><text:span text:style-name="T6">. The ammunition and its location must be designated at the time the spell is case, but it may be any distance away. Any amount may designated, but only one type of ammunition (as far as caliber is concerned) may be used per manifestation. When activated, the power automatically reloads the clip, chamber, or action of the weapon with the full number of shots that it can hold.</text:span></text:p>
      <text:p text:style-name="P6"/>
      <text:p text:style-name="P1"><text:span text:style-name="T9">Invisibility Purge</text:span></text:p>
      <text:p text:style-name="P1"><text:span text:style-name="T6">Wisdom</text:span></text:p>
      <text:p text:style-name="P1"><text:span text:style-name="T7">Level: </text:span><text:span text:style-name="T6">Psionic Agent 3; </text:span><text:span text:style-name="T7">Display: </text:span><text:span text:style-name="T6">Visual; </text:span><text:span text:style-name="T7">Manifestation Time: </text:span><text:span text:style-name="T6">Attack action; </text:span><text:span text:style-name="T7">Range: </text:span><text:span text:style-name="T6">Personal; </text:span><text:span text:style-name="T7">Target: </text:span><text:span text:style-name="T6">You; </text:span><text:span text:style-name="T7">Duration: </text:span><text:span text:style-name="T6">1 minute/level (D); </text:span><text:span text:style-name="T7">Power Points: </text:span><text:span text:style-name="T6">5</text:span></text:p>
      <text:p text:style-name="P1"><text:span text:style-name="T6">You surround yourself with a sphere of power with a radius of 5 feet per manifester level that negates all forms of <text:s/>nvisibility.</text:span></text:p>
      <text:p text:style-name="P1"><text:span text:style-name="T6">Anything invisible becomes visible while in the area.</text:span></text:p>
      <text:p text:style-name="P6"/>
      <text:p text:style-name="P1"><text:span text:style-name="T9">Knock</text:span></text:p>
      <text:p text:style-name="P1"><text:span text:style-name="T6">Dexterity</text:span></text:p>
      <text:p text:style-name="P1"><text:soft-page-break/><text:span text:style-name="T7">Level: </text:span><text:span text:style-name="T6">Telepath 2; </text:span><text:span text:style-name="T7">Display: </text:span><text:span text:style-name="T6">Material; </text:span><text:span text:style-name="T7">Manifestation Time: </text:span><text:span text:style-name="T6">Attack action; </text:span><text:span text:style-name="T7">Range: </text:span><text:span text:style-name="T6">Medium (100 ft. + 10 ft./level); </text:span><text:span text:style-name="T7">Target: </text:span><text:span text:style-name="T6">One door, box, or chest with an area of up to 10 sq. ft./level; </text:span><text:span text:style-name="T7">Duration: </text:span><text:span text:style-name="T6">Instantaneous (see text); </text:span><text:span text:style-name="T7">Saving Throw: </text:span><text:span text:style-name="T6">None; </text:span><text:span text:style-name="T7">Power Resistance: </text:span><text:span text:style-name="T6">No; </text:span><text:span text:style-name="T7">Power Points: </text:span><text:span text:style-name="T6">3</text:span></text:p>
      <text:p text:style-name="P1"><text:span text:style-name="T6">The </text:span><text:span text:style-name="T8">knock </text:span><text:span text:style-name="T6">power opens stuck, barred, locked, or mechanically or electronically sealed doors, as well at those with hidden mechanisms. It also loosens welds, shackles, or chains (provided they serve to hold closures shut). In all other cases, the door does not relock itself or becomes stuck again on its own. </text:span><text:span text:style-name="T8">Knock </text:span><text:span text:style-name="T6">does not raise barred gates or similar impediments, nor does it affect ropes, vines, and the like. Note that the effect is limited by the area. Each power can undo up to two means of preventing egress through a portal.</text:span></text:p>
      <text:p text:style-name="P6"/>
      <text:p text:style-name="P1"><text:span text:style-name="T9">Lesser Natural Armor</text:span></text:p>
      <text:p text:style-name="P1"><text:span text:style-name="T6">Strength</text:span></text:p>
      <text:p text:style-name="P1"><text:span text:style-name="T7">Level: </text:span><text:span text:style-name="T6">Battle Mind 0; </text:span><text:span text:style-name="T7">Display: </text:span><text:span text:style-name="T6">Material, Olefactory; </text:span><text:span text:style-name="T7">Manifestation Time: </text:span><text:span text:style-name="T6">Attack action; </text:span><text:span text:style-name="T7">Range: </text:span><text:span text:style-name="T6">Personal; </text:span><text:span text:style-name="T7">Target: </text:span><text:span text:style-name="T6">You; </text:span><text:span text:style-name="T7">Duration: </text:span><text:span text:style-name="T6">1 minute; </text:span><text:span text:style-name="T7">Power Points: </text:span><text:span text:style-name="T6">1</text:span></text:p>
      <text:p text:style-name="P1"><text:span text:style-name="T6">Your skin grows thick ridges, providing a +1 natural armor bonus to your Defense. Unlike mundane armor, natural armor entails no armor penalty or speed reduction.</text:span></text:p>
      <text:p text:style-name="P6"/>
      <text:p text:style-name="P1"><text:span text:style-name="T9">Mindwipe</text:span></text:p>
      <text:p text:style-name="P1"><text:span text:style-name="T6">Charisma</text:span></text:p>
      <text:p text:style-name="P1"><text:span text:style-name="T7">Level: </text:span><text:span text:style-name="T6">Telepath 4; </text:span><text:span text:style-name="T7">Display: </text:span><text:span text:style-name="T6">Audible, Material, Visual; </text:span><text:span text:style-name="T7">Manifestation Time: </text:span><text:span text:style-name="T6">Attack action; </text:span><text:span text:style-name="T7">Range: </text:span><text:span text:style-name="T6">Close (25 ft. + 5 ft./2 levels); </text:span><text:span text:style-name="T7">Target: </text:span><text:span text:style-name="T6">One living creature; </text:span><text:span text:style-name="T7">Duration: </text:span><text:span text:style-name="T6">Instantaneous; </text:span><text:span text:style-name="T7">Saving Throw: </text:span><text:span text:style-name="T6">Fortitude negates; </text:span><text:span text:style-name="T7">Power Resistance: </text:span><text:span text:style-name="T6">Yes; </text:span><text:span text:style-name="T7">Power Points: </text:span><text:span text:style-name="T6">7</text:span></text:p>
      <text:p text:style-name="P1"><text:span text:style-name="T6">You partially wipe your victim’s mind of past experiences, bestowing one negative level per two manifester levels (maximum five negative levels).</text:span></text:p>
      <text:p text:style-name="P1"><text:span text:style-name="T6">If the subject has at least as many negative levels as HD, he dies. Each negative level gives a creature the following penalties: –1 penalty on attack rolls, saving throws, skill checks, ability checks, and effective level (for determining the power, duration, DC, and other details of power, spells, or special abilities). The creature also loses 5 hit points. Additionally, a psionic character or creature loses one power from her highest available level (spellcaster loses one spell or spell slot from her highest available level). Negative levels stack. Assuming the subject survives, he regains lost levels after a number of hours equal to your manifester level. Usually, negative levels have a chance of permanently draining the subject’s levels, but the negative levels from </text:span><text:span text:style-name="T8">mindwipe </text:span><text:span text:style-name="T6">don’t last long enough to do so.</text:span></text:p>
      <text:p text:style-name="P6"/>
      <text:p text:style-name="P1"><text:span text:style-name="T9">Painful Touch</text:span></text:p>
      <text:p text:style-name="P1"><text:span text:style-name="T6">Strength</text:span></text:p>
      <text:p text:style-name="P1"><text:span text:style-name="T7">Level: </text:span><text:span text:style-name="T6">Battle Mind 2; </text:span><text:span text:style-name="T7">Display: </text:span><text:span text:style-name="T6">Material, Visual; </text:span><text:span text:style-name="T7">Manifestation Time: </text:span><text:span text:style-name="T6">Attack action; </text:span><text:span text:style-name="T7">Range: </text:span><text:span text:style-name="T6">Personal; </text:span><text:span text:style-name="T7">Target: </text:span><text:span text:style-name="T6">You; </text:span><text:span text:style-name="T7">Duration: </text:span><text:span text:style-name="T6">1 round/level (D); </text:span><text:span text:style-name="T7">Power Points: </text:span><text:span text:style-name="T6">3</text:span></text:p>
      <text:p text:style-name="P1"><text:span text:style-name="T6">Your unarmed attacks cause additional pain. When you make a successful unarmed attack that deals damage (or in conjunction with any bite or claw powers), you deal an additional 1d6 points of nonlethal damage to the target. The total amount of damage dealt is used to determine the effects of massive damage.</text:span></text:p>
      <text:p text:style-name="P6"/>
      <text:p text:style-name="P1"><text:span text:style-name="T9">Prowess</text:span></text:p>
      <text:p text:style-name="P1"><text:span text:style-name="T6">Wisdom</text:span></text:p>
      <text:p text:style-name="P1"><text:soft-page-break/><text:span text:style-name="T7">Level: </text:span><text:span text:style-name="T6">Psionic Agent 3; </text:span><text:span text:style-name="T7">Display: </text:span><text:span text:style-name="T6">Mental; </text:span><text:span text:style-name="T7">Manifestation Time: </text:span><text:span text:style-name="T6">See text; </text:span><text:span text:style-name="T7">Range: </text:span><text:span text:style-name="T6">Personal; </text:span><text:span text:style-name="T7">Target: </text:span><text:span text:style-name="T6">You; </text:span><text:span text:style-name="T7">Power Points: </text:span><text:span text:style-name="T6">5</text:span></text:p>
      <text:p text:style-name="P1"><text:span text:style-name="T6">If an enemy provokes an attack of opportunity, you can take it, even if you’ve already taken your allotted number of attacks of opportunity this round (usually one). You may not make two attacks of opportunity against the same target in one round even if using this power, unless the target provokes two separate attacks.</text:span></text:p>
      <text:p text:style-name="P1"><text:span text:style-name="T6">You can manifest this power instantly, quickly enough to gain an extra attack of opportunity in the same round. Manifesting the power is a free action, like manifesting a quickened power, and it counts toward the normal limit of one quickened power per round.</text:span></text:p>
      <text:p text:style-name="P3"/>
      <text:p text:style-name="P1"><text:span text:style-name="T9">Short Sharp Shock</text:span></text:p>
      <text:p text:style-name="P1"><text:span text:style-name="T6">Constitution</text:span></text:p>
      <text:p text:style-name="P1"><text:span text:style-name="T7">Level: </text:span><text:span text:style-name="T6">Battle Mind 4; </text:span><text:span text:style-name="T7">Display: </text:span><text:span text:style-name="T6">Visual, Olfactory; </text:span><text:span text:style-name="T7">Manifestation Time: </text:span><text:span text:style-name="T6">Attack action; </text:span><text:span text:style-name="T7">Range: </text:span><text:span text:style-name="T6">Touch; </text:span><text:span text:style-name="T7">Target: </text:span><text:span text:style-name="T6">One object or creature; </text:span><text:span text:style-name="T7">Duration: </text:span><text:span text:style-name="T6">Instantaneous; </text:span><text:span text:style-name="T7">Saving Throw: </text:span><text:span text:style-name="T6">Fortitude half; </text:span><text:span text:style-name="T7">Power Resistance: </text:span><text:span text:style-name="T6">No; </text:span><text:span text:style-name="T7">Power Points: </text:span><text:span text:style-name="T6">7</text:span></text:p>
      <text:p text:style-name="P1"><text:span text:style-name="T6">You channel a burst of electromagnetic radiation into a target object or creature. The shock delivers 2d10 points of nonlethal damage. More importantly, this power destroys electronic devices, fries motherboards, erases electronic data such as hard disks, and fogs chemical media such as photographic film (but not final prints) on a successful manifester level check (DC 15). Shielded or otherwise protected electronics may require higher DCs.</text:span></text:p>
      <text:p text:style-name="P6"/>
      <text:p text:style-name="P1"><text:span text:style-name="T9">Signal Feed</text:span></text:p>
      <text:p text:style-name="P1"><text:span text:style-name="T6">Charisma [Mind-Affecting]</text:span></text:p>
      <text:p text:style-name="P1"><text:span text:style-name="T7">Level: </text:span><text:span text:style-name="T6">Telepath 5; </text:span><text:span text:style-name="T7">Display: </text:span><text:span text:style-name="T6">Visual; </text:span><text:span text:style-name="T7">Manifestation Time: </text:span><text:span text:style-name="T6">Attack action; </text:span><text:span text:style-name="T7">Range: </text:span><text:span text:style-name="T6">Close (25 ft. +5 ft./2 levels); </text:span><text:span text:style-name="T7">Target: </text:span><text:span text:style-name="T6">One communication device.; </text:span><text:span text:style-name="T7">Duration: </text:span><text:span text:style-name="T6">1 round/level; </text:span><text:span text:style-name="T7">Saving Throw: </text:span><text:span text:style-name="T6">Will negates; </text:span><text:span text:style-name="T7">Power Resistance: </text:span><text:span text:style-name="T6">Yes; </text:span><text:span text:style-name="T7">Power Points: </text:span><text:span text:style-name="T6">9</text:span></text:p>
      <text:p text:style-name="P1"><text:span text:style-name="T6">You can create false images or sounds on an electronic device. The spell affects those that are watching or listening the device at the time of the power’s manifestation— those who arrive later or make their saving throw see or hear the what is really there. Recordings of the </text:span><text:span text:style-name="T8">signal feed </text:span><text:span text:style-name="T6">will show distortion, as well as the “real” image. Other powers may not be used through a </text:span><text:span text:style-name="T8">signal feed.</text:span></text:p>
      <text:p text:style-name="P6"/>
      <text:p text:style-name="P1"><text:span text:style-name="T9">Spider Climb</text:span></text:p>
      <text:p text:style-name="P1"><text:span text:style-name="T6">Dexterity</text:span></text:p>
      <text:p text:style-name="P1"><text:span text:style-name="T7">Level: </text:span><text:span text:style-name="T6">Telepath 1; </text:span><text:span text:style-name="T7">Display: </text:span><text:span text:style-name="T6">Material; </text:span><text:span text:style-name="T7">Manifestation Time: </text:span><text:span text:style-name="T6">Attack action; </text:span><text:span text:style-name="T7">Range: </text:span><text:span text:style-name="T6">Touch; </text:span><text:span text:style-name="T7">Target: </text:span><text:span text:style-name="T6">Creature touched; </text:span><text:span text:style-name="T7">Duration: </text:span><text:span text:style-name="T6">10 minutes/level; </text:span><text:span text:style-name="T7">Saving Throw: </text:span><text:span text:style-name="T6">Will negates (harmless); </text:span><text:span text:style-name="T7">Power Resistance: </text:span><text:span text:style-name="T6">Yes (harmless); </text:span><text:span text:style-name="T7">Power Points: </text:span><text:span text:style-name="T6">1</text:span></text:p>
      <text:p text:style-name="P1"><text:span text:style-name="T6">The subject can climb and travel on vertical surfaces or even traverse ceilings as well as a spider does. The affected creature must have bare hands and feet to climb in this manner. The subject climbs at half its speed. A creature with a Strength score of at least 20 +1 per manifester level can pull the subject off a wall.</text:span></text:p>
      <text:p text:style-name="P6"/>
      <text:p text:style-name="P1"><text:span text:style-name="T9">Steadfast Perception</text:span></text:p>
      <text:p text:style-name="P1"><text:span text:style-name="T6">Wisdom</text:span></text:p>
      <text:p text:style-name="P1"><text:soft-page-break/><text:span text:style-name="T7">Level: </text:span><text:span text:style-name="T6">Psionic Agent 4; </text:span><text:span text:style-name="T7">Display: </text:span><text:span text:style-name="T6">Visual; </text:span><text:span text:style-name="T7">Manifestation Time: </text:span><text:span text:style-name="T6">Attack action; </text:span><text:span text:style-name="T7">Range: </text:span><text:span text:style-name="T6">Personal; </text:span><text:span text:style-name="T7">Target: </text:span><text:span text:style-name="T6">You; </text:span><text:span text:style-name="T7">Duration: </text:span><text:span text:style-name="T6">1 hour/level (D); </text:span><text:span text:style-name="T7">Power Points: </text:span><text:span text:style-name="T6">7</text:span></text:p>
      <text:p text:style-name="P1"><text:span text:style-name="T6">Your gaze suffers no distractions, granting you a +4 enhancement bonus on your saving throw to resist all illusory effects. Moreover, your Search and Spot skills receive a +2 enhancement bonus while this power remains in effect.</text:span></text:p>
      <text:p text:style-name="P6"/>
      <text:p text:style-name="P1"><text:span text:style-name="T9">Telempathic Projection</text:span></text:p>
      <text:p text:style-name="P1"><text:span text:style-name="T6">Charisma [Mind-Affecting]</text:span></text:p>
      <text:p text:style-name="P1"><text:span text:style-name="T7">Level: </text:span><text:span text:style-name="T6">Telepath 0; </text:span><text:span text:style-name="T7">Display: </text:span><text:span text:style-name="T6">Visual; </text:span><text:span text:style-name="T7">Manifestation Time: </text:span><text:span text:style-name="T6">Attack action; </text:span><text:span text:style-name="T7">Range: </text:span><text:span text:style-name="T6">Medium (100 ft. + 10 ft./level); </text:span><text:span text:style-name="T7">Area: </text:span><text:span text:style-name="T6">One living creature; </text:span><text:span text:style-name="T7">Duration: </text:span><text:span text:style-name="T6">1 minute/level; </text:span><text:span text:style-name="T7">Saving Throw: </text:span><text:span text:style-name="T6">Will negates; </text:span><text:span text:style-name="T7">Power Resistance: </text:span><text:span text:style-name="T6">Yes; </text:span><text:span text:style-name="T7">Power Points: </text:span><text:span text:style-name="T6">1</text:span></text:p>
      <text:p text:style-name="P1"><text:span text:style-name="T6">You can alter the subject’s mood. An affected creature feels the new emotion, but </text:span><text:span text:style-name="T8">telempathic projection </text:span><text:span text:style-name="T6">cannot radically change its emotional state. Instead, you adjust its emotions by one step. For instance, an unfriendly creature might be made indifferent, or a hostile creature simply unfriendly. You can grant up to a +1 bonus on your own (or others’) attempts at Bluff, Diplomacy, Intimidate, and Perform actions with affected creatures, assuming you adjust the subject’s emotions in the proper direction (you could also cause a –1 penalty on similar interactions, if you so choose).</text:span></text:p>
      <text:p text:style-name="P6"/>
      <text:p text:style-name="P1"><text:span text:style-name="T9">Ubiquitous Vision</text:span></text:p>
      <text:p text:style-name="P1"><text:span text:style-name="T6">Wisdom</text:span></text:p>
      <text:p text:style-name="P1"><text:span text:style-name="T7">Level: </text:span><text:span text:style-name="T6">Psionic Agent 3; </text:span><text:span text:style-name="T7">Display: </text:span><text:span text:style-name="T6">Visual; </text:span><text:span text:style-name="T7">Manifestation Time: </text:span><text:span text:style-name="T6">Attack action; </text:span><text:span text:style-name="T7">Range: </text:span><text:span text:style-name="T6">Personal; </text:span><text:span text:style-name="T7">Target: </text:span><text:span text:style-name="T6">You; </text:span><text:span text:style-name="T7">Duration: </text:span><text:span text:style-name="T6">2 rounds/level (D); </text:span><text:span text:style-name="T7">Saving Throw: </text:span><text:span text:style-name="T6">None; </text:span><text:span text:style-name="T7">Power Resistance: </text:span><text:span text:style-name="T6">No; </text:span><text:span text:style-name="T7">Power Points: </text:span><text:span text:style-name="T6">5</text:span></text:p>
      <text:p text:style-name="P1"><text:span text:style-name="T6">You have “eyes in the back of your head,” and in the sides and top as well (though only in effect, not literally). In effect, you have a 360-degree sphere of sight, allowing you perfect view of creatures that might otherwise flank you. Thus, flanking opponents gain no bonus on their attack rolls, and you do not lose your bonus to Dexterity unless you are caught flat-footed. Your Spot checks gain a +3 enhancement bonus, and your Search checks gain a +1 enhancement bonus. Concurrently, you suffer a –4 enhancement penalty on saves against all gaze attacks and visual attacks during the power’s duration.</text:span></text:p>
      <text:p text:style-name="P6"/>
      <text:p text:style-name="P1"><text:span text:style-name="T9">White Noise</text:span></text:p>
      <text:p text:style-name="P1"><text:span text:style-name="T6">Constitution</text:span></text:p>
      <text:p text:style-name="P1"><text:span text:style-name="T7">Level: </text:span><text:span text:style-name="T6">Battle Mind 1, Telepath 1; </text:span><text:span text:style-name="T7">Display: </text:span><text:span text:style-name="T6">None; </text:span><text:span text:style-name="T7">Manifestation Time: </text:span><text:span text:style-name="T6">Attack action; </text:span><text:span text:style-name="T7">Range: </text:span><text:span text:style-name="T6">Personal; </text:span><text:span text:style-name="T7">Area: </text:span><text:span text:style-name="T6">5-ft.- radius/level; </text:span><text:span text:style-name="T7">Duration: </text:span><text:span text:style-name="T6">1 minute/level; </text:span><text:span text:style-name="T7">Saving Throw: </text:span><text:span text:style-name="T6">None; </text:span><text:span text:style-name="T7">Power Resistance: </text:span><text:span text:style-name="T6">No; </text:span><text:span text:style-name="T7">Power Points: </text:span><text:span text:style-name="T6">1</text:span></text:p>
      <text:p text:style-name="P1"><text:span text:style-name="T6">You surround yourself with a bubble of low-level electromagnetic radiation, not enough to be detected by normal individuals but sufficient to defeat most electronic transmissions (like cell phones, radio broadcasts, and television signals). Hardwired effects such as cable TV or telephones, or self-contained devices such as video cameras are unaffected by this power. Those using the affected devices get scrambled signals and white noise, and are aware that they are being jamm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1pt" fo:language="en" fo:country="US" fo:font-weight="bold" style:font-size-asian="11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URBAN ARCANA campaign has a great resource</dc:title>
    <meta:initial-creator>AKSmith</meta:initial-creator>
    <meta:creation-date>2003-10-08T10:19:00</meta:creation-date>
    <dc:date>2003-10-30T15:05:00</dc:date>
    <meta:editing-cycles>21</meta:editing-cycles>
    <meta:editing-duration>PT2M4S</meta:editing-duration>
    <meta:document-statistic meta:table-count="3" meta:image-count="0" meta:object-count="0" meta:page-count="20" meta:paragraph-count="516" meta:word-count="6020" meta:character-count="37159" meta:non-whitespace-character-count="31638"/>
    <meta:generator>LibreOffice/5.4.6.2$Linux_X86_64 LibreOffice_project/40m0$Build-2</meta:generator>
    <meta:user-defined meta:name="Company">Wizards of the Coast</meta:user-defined>
    <meta:user-defined meta:name="Operator">asmith</meta:user-defined>
  </office:meta>
</office:document-meta>
</file>